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33" style:master-page-name="MasterPage2" style:family="paragraph" style:name="P40">
      <style:paragraph-properties/>
    </style:style>
    <style:style style:parent-style-name="734" style:family="paragraph" style:name="P41">
      <style:paragraph-properties/>
    </style:style>
    <style:style style:parent-style-name="736" style:list-style-name="WWNum39" style:family="paragraph" style:name="P42">
      <style:paragraph-properties fo:margin-top="0pt" fo:margin-bottom="0pt"/>
    </style:style>
    <style:style style:parent-style-name="736" style:list-style-name="WWNum39" style:family="paragraph" style:name="P43">
      <style:paragraph-properties fo:margin-top="0pt" fo:margin-bottom="0pt"/>
    </style:style>
    <style:style style:parent-style-name="734" style:family="paragraph" style:name="P44">
      <style:paragraph-properties/>
    </style:style>
    <style:style style:parent-style-name="727" style:family="paragraph" style:name="P45">
      <style:paragraph-properties fo:margin-top="0pt" fo:margin-bottom="0pt"/>
    </style:style>
    <style:style style:parent-style-name="727" style:family="paragraph" style:name="P46">
      <style:paragraph-properties fo:margin-top="0pt" fo:margin-bottom="0pt"/>
    </style:style>
    <style:style style:parent-style-name="734" style:family="paragraph" style:name="P47">
      <style:paragraph-properties/>
    </style:style>
    <style:style style:parent-style-name="735" style:family="paragraph" style:name="P48">
      <style:paragraph-properties/>
    </style:style>
    <style:style style:parent-style-name="727" style:list-style-name="WWNum55" style:family="paragraph" style:name="P49">
      <style:paragraph-properties/>
    </style:style>
    <style:style style:family="text" style:name="T136">
      <style:text-properties fo:color="#000000" fo:font-family="Calibri" style:font-family-asian="Times New Roman" style:font-family-complex="Times New Roman"/>
    </style:style>
    <style:style style:parent-style-name="727" style:list-style-name="WWNum37" style:family="paragraph" style:name="P50">
      <style:text-properties fo:color="#000000" fo:font-family="Calibri" style:font-family-asian="Times New Roman" style:font-family-complex="Times New Roman"/>
      <style:paragraph-properties fo:line-height="100%" fo:margin-left="0.9526cm" fo:margin-right="0cm" fo:text-indent="0cm" fo:margin-top="0pt" fo:margin-bottom="0pt"/>
    </style:style>
    <style:style style:family="text" style:name="T137">
      <style:text-properties fo:color="#000000" fo:font-family="Calibri" style:font-family-asian="Times New Roman" style:font-family-complex="Times New Roman"/>
    </style:style>
    <style:style style:family="text" style:name="T138">
      <style:text-properties fo:color="#000000" fo:font-family="Calibri" style:font-family-asian="Times New Roman" style:font-family-complex="Times New Roman"/>
    </style:style>
    <style:style style:parent-style-name="727" style:list-style-name="WWNum37" style:family="paragraph" style:name="P51">
      <style:text-properties fo:color="#000000" fo:font-family="Calibri" style:font-family-asian="Times New Roman" style:font-family-complex="Times New Roman"/>
      <style:paragraph-properties fo:line-height="100%" fo:margin-left="0.9526cm" fo:margin-right="0cm" fo:text-indent="0cm" fo:margin-top="0pt" fo:margin-bottom="0pt"/>
    </style:style>
    <style:style style:family="text" style:name="T139">
      <style:text-properties fo:color="#000000" fo:font-family="Calibri" style:font-family-asian="Times New Roman" style:font-family-complex="Times New Roman"/>
    </style:style>
    <style:style style:family="text" style:name="T140">
      <style:text-properties fo:color="#000000" fo:font-family="Calibri" style:font-family-asian="Times New Roman" style:font-family-complex="Times New Roman"/>
    </style:style>
    <style:style style:parent-style-name="727" style:list-style-name="WWNum37" style:family="paragraph" style:name="P52">
      <style:text-properties fo:color="#000000" fo:font-family="Calibri" style:font-family-asian="Times New Roman" style:font-family-complex="Times New Roman"/>
      <style:paragraph-properties fo:line-height="100%" fo:margin-left="0.9526cm" fo:margin-right="0cm" fo:text-indent="0cm" fo:margin-top="0pt" fo:margin-bottom="0pt"/>
    </style:style>
    <style:style style:family="text" style:name="T141">
      <style:text-properties fo:color="#000000" fo:font-family="Calibri" style:font-family-asian="Times New Roman" style:font-family-complex="Times New Roman"/>
    </style:style>
    <style:style style:family="text" style:name="T142">
      <style:text-properties fo:color="#000000" fo:font-family="Calibri" style:font-family-asian="Times New Roman" style:font-family-complex="Times New Roman"/>
    </style:style>
    <style:style style:parent-style-name="727" style:list-style-name="WWNum37" style:family="paragraph" style:name="P53">
      <style:text-properties fo:color="#000000" fo:font-family="Calibri" style:font-family-asian="Times New Roman" style:font-family-complex="Times New Roman"/>
      <style:paragraph-properties fo:line-height="100%" fo:margin-left="0.9526cm" fo:margin-right="0cm" fo:text-indent="0cm" fo:margin-top="0pt" fo:margin-bottom="0pt"/>
    </style:style>
    <style:style style:family="text" style:name="T143">
      <style:text-properties fo:color="#000000" fo:font-family="Calibri" style:font-family-asian="Times New Roman" style:font-family-complex="Times New Roman"/>
    </style:style>
    <style:style style:family="text" style:name="T144">
      <style:text-properties fo:color="#000000" fo:font-family="Calibri" style:font-family-asian="Times New Roman" style:font-family-complex="Times New Roman"/>
    </style:style>
    <style:style style:parent-style-name="727" style:family="paragraph" style:name="P54">
      <style:text-properties fo:color="#000000" fo:font-family="Calibri" style:font-family-asian="Times New Roman" style:font-family-complex="Times New Roman"/>
      <style:paragraph-properties fo:line-height="100%" fo:margin-top="0pt" fo:margin-bottom="0pt"/>
    </style:style>
    <style:style style:family="text" style:name="T145">
      <style:text-properties fo:color="#000000" fo:font-family="Calibri" style:font-family-asian="Times New Roman" style:font-family-complex="Times New Roman"/>
    </style:style>
    <style:style style:family="text" style:name="T146">
      <style:text-properties fo:color="#000000" fo:font-family="Calibri" style:font-family-asian="Times New Roman" style:font-family-complex="Times New Roman"/>
    </style:style>
    <style:style style:parent-style-name="727" style:family="paragraph" style:name="P55">
      <style:paragraph-properties fo:line-height="100%" fo:margin-top="0pt" fo:margin-bottom="0pt"/>
    </style:style>
    <style:style style:family="text" style:name="T147">
      <style:text-properties fo:color="#000000" fo:font-family="Calibri" style:font-family-asian="Times New Roman" style:font-family-complex="Times New Roman"/>
    </style:style>
    <style:style style:family="text" style:name="T148">
      <style:text-properties fo:color="#000000" fo:font-family="Calibri" style:font-family-asian="Times New Roman" style:font-family-complex="Times New Roman" fo:language="en" fo:country="US"/>
    </style:style>
    <style:style style:family="text" style:name="T149">
      <style:text-properties fo:color="#000000" fo:font-family="Calibri" style:font-family-asian="Times New Roman" style:font-family-complex="Times New Roman"/>
    </style:style>
    <style:style style:family="text" style:name="T150">
      <style:text-properties fo:color="#000000" fo:font-family="Calibri" style:font-family-asian="Times New Roman" style:font-family-complex="Times New Roman" fo:language="en" fo:country="US"/>
    </style:style>
    <style:style style:family="text" style:name="T151">
      <style:text-properties fo:color="#000000" fo:font-family="Calibri" style:font-family-asian="Times New Roman" style:font-family-complex="Times New Roman"/>
    </style:style>
    <style:style style:family="text" style:name="T152">
      <style:text-properties fo:color="#000000" fo:font-family="Calibri" style:font-family-asian="Times New Roman" style:font-family-complex="Times New Roman" fo:language="en" fo:country="US"/>
    </style:style>
    <style:style style:family="text" style:name="T153">
      <style:text-properties fo:color="#000000" fo:font-family="Calibri" style:font-family-asian="Times New Roman" style:font-family-complex="Times New Roman"/>
    </style:style>
    <style:style style:family="text" style:name="T154">
      <style:text-properties fo:color="#000000" fo:font-family="Calibri" style:font-family-asian="Times New Roman" style:font-family-complex="Times New Roman" fo:language="ru" fo:country="RU"/>
    </style:style>
    <style:style style:family="text" style:name="T155">
      <style:text-properties fo:font-variant="normal" fo:text-transform="none" fo:color="#000000" fo:font-family="Calibri" style:font-family-asian="Times New Roman" style:font-family-complex="Times New Roman" fo:letter-spacing="0pt" fo:language="ru" fo:country="RU" fo:font-style="normal" fo:font-weight="normal"/>
    </style:style>
    <style:style style:family="text" style:name="T156">
      <style:text-properties fo:color="#000000" fo:font-family="Calibri" style:font-family-asian="Times New Roman" style:font-family-complex="Times New Roman"/>
    </style:style>
    <style:style style:family="text" style:name="T157">
      <style:text-properties fo:color="#000000" fo:font-family="Calibri" style:font-family-asian="Times New Roman" style:font-family-complex="Times New Roman"/>
    </style:style>
    <style:style style:family="text" style:name="T158">
      <style:text-properties fo:color="#000000" fo:font-family="Calibri" style:font-family-asian="Times New Roman" style:font-family-complex="Times New Roman"/>
    </style:style>
    <style:style style:family="text" style:name="T159">
      <style:text-properties fo:color="#000000" fo:font-family="Calibri" style:font-family-asian="Times New Roman" style:font-family-complex="Times New Roman"/>
    </style:style>
    <style:style style:parent-style-name="727" style:family="paragraph" style:name="P56">
      <style:text-properties fo:color="#000000" fo:font-family="Calibri" style:font-family-asian="Times New Roman" style:font-family-complex="Times New Roman"/>
      <style:paragraph-properties fo:line-height="100%" fo:margin-top="0pt" fo:margin-bottom="0pt"/>
    </style:style>
    <style:style style:family="text" style:name="T160">
      <style:text-properties fo:color="#000000" fo:font-family="Calibri" style:font-family-asian="Times New Roman" style:font-family-complex="Times New Roman"/>
    </style:style>
    <style:style style:family="text" style:name="T161">
      <style:text-properties fo:color="#000000" fo:font-family="Calibri" style:font-family-asian="Times New Roman" style:font-family-complex="Times New Roman"/>
    </style:style>
    <style:style style:parent-style-name="727" style:list-style-name="WWNum38" style:family="paragraph" style:name="P57">
      <style:text-properties fo:color="#000000" fo:font-family="Calibri" style:font-family-asian="Times New Roman" style:font-family-complex="Times New Roman"/>
      <style:paragraph-properties fo:line-height="100%" fo:margin-left="0.9526cm" fo:margin-right="0cm" fo:text-indent="0cm" fo:margin-top="0pt" fo:margin-bottom="0pt"/>
    </style:style>
    <style:style style:family="text" style:name="T162">
      <style:text-properties fo:color="#000000" fo:font-family="Calibri" style:font-family-asian="Times New Roman" style:font-family-complex="Times New Roman"/>
    </style:style>
    <style:style style:family="text" style:name="T163">
      <style:text-properties fo:color="#000000" fo:font-family="Calibri" style:font-family-asian="Times New Roman" style:font-family-complex="Times New Roman"/>
    </style:style>
    <style:style style:parent-style-name="727" style:list-style-name="WWNum38" style:family="paragraph" style:name="P58">
      <style:text-properties fo:color="#000000" fo:font-family="Calibri" style:font-family-asian="Times New Roman" style:font-family-complex="Times New Roman"/>
      <style:paragraph-properties fo:line-height="100%" fo:margin-left="0.9526cm" fo:margin-right="0cm" fo:text-indent="0cm" fo:margin-top="0pt" fo:margin-bottom="0pt"/>
    </style:style>
    <style:style style:family="text" style:name="T164">
      <style:text-properties fo:color="#000000" fo:font-family="Calibri" style:font-family-asian="Times New Roman" style:font-family-complex="Times New Roman"/>
    </style:style>
    <style:style style:family="text" style:name="T165">
      <style:text-properties fo:color="#000000" fo:font-family="Calibri" style:font-family-asian="Times New Roman" style:font-family-complex="Times New Roman"/>
    </style:style>
    <style:style style:parent-style-name="727" style:list-style-name="WWNum38" style:family="paragraph" style:name="P59">
      <style:text-properties fo:color="#000000" fo:font-family="Calibri" style:font-family-asian="Times New Roman" style:font-family-complex="Times New Roman"/>
      <style:paragraph-properties fo:line-height="100%" fo:margin-left="0.9526cm" fo:margin-right="0cm" fo:text-indent="0cm" fo:margin-top="0pt" fo:margin-bottom="0pt"/>
    </style:style>
    <style:style style:family="text" style:name="T166">
      <style:text-properties fo:color="#000000" fo:font-family="Calibri" style:font-family-asian="Times New Roman" style:font-family-complex="Times New Roman"/>
    </style:style>
    <style:style style:family="text" style:name="T167">
      <style:text-properties fo:color="#000000" fo:font-family="Calibri" style:font-family-asian="Times New Roman" style:font-family-complex="Times New Roman"/>
    </style:style>
    <style:style style:parent-style-name="727" style:list-style-name="WWNum38" style:family="paragraph" style:name="P60">
      <style:text-properties fo:color="#000000" fo:font-family="Calibri" style:font-family-asian="Times New Roman" style:font-family-complex="Times New Roman"/>
      <style:paragraph-properties fo:line-height="100%" fo:margin-left="0.9526cm" fo:margin-right="0cm" fo:text-indent="0cm" fo:margin-top="0pt" fo:margin-bottom="0pt"/>
    </style:style>
    <style:style style:family="text" style:name="T168">
      <style:text-properties fo:color="#000000" fo:font-family="Calibri" style:font-family-asian="Times New Roman" style:font-family-complex="Times New Roman"/>
    </style:style>
    <style:style style:family="text" style:name="T169">
      <style:text-properties fo:color="#000000" fo:font-family="Calibri" style:font-family-asian="Times New Roman" style:font-family-complex="Times New Roman"/>
    </style:style>
    <style:style style:parent-style-name="727" style:list-style-name="WWNum38" style:family="paragraph" style:name="P61">
      <style:text-properties fo:color="#000000" fo:font-family="Calibri" style:font-family-asian="Times New Roman" style:font-family-complex="Times New Roman"/>
      <style:paragraph-properties fo:line-height="100%" fo:margin-left="0.9526cm" fo:margin-right="0cm" fo:text-indent="0cm" fo:margin-top="0pt" fo:margin-bottom="0pt"/>
    </style:style>
    <style:style style:family="text" style:name="T170">
      <style:text-properties fo:color="#000000" fo:font-family="Calibri" style:font-family-asian="Times New Roman" style:font-family-complex="Times New Roman"/>
    </style:style>
    <style:style style:family="text" style:name="T171">
      <style:text-properties fo:color="#000000" fo:font-family="Calibri" style:font-family-asian="Times New Roman" style:font-family-complex="Times New Roman"/>
    </style:style>
    <style:style style:parent-style-name="735" style:family="paragraph" style:name="P62">
      <style:paragraph-properties fo:margin-top="6pt" fo:margin-bottom="0pt"/>
    </style:style>
    <style:style style:parent-style-name="727" style:list-style-name="WWNum55" style:family="paragraph" style:name="P63">
      <style:paragraph-properties/>
    </style:style>
    <style:style style:parent-style-name="736" style:list-style-name="WWNum40" style:family="paragraph" style:name="P64">
      <style:text-properties fo:language="en" fo:country="US"/>
      <style:paragraph-properties/>
    </style:style>
    <style:style style:family="text" style:name="T172">
      <style:text-properties fo:language="en" fo:country="US"/>
    </style:style>
    <style:style style:family="text" style:name="T173">
      <style:text-properties fo:language="en" fo:country="US"/>
    </style:style>
    <style:style style:parent-style-name="736" style:list-style-name="WWNum40" style:family="paragraph" style:name="P65">
      <style:text-properties fo:language="en" fo:country="US"/>
      <style:paragraph-properties/>
    </style:style>
    <style:style style:family="text" style:name="T174">
      <style:text-properties fo:language="en" fo:country="US"/>
    </style:style>
    <style:style style:family="text" style:name="T175">
      <style:text-properties fo:language="en" fo:country="US"/>
    </style:style>
    <style:style style:parent-style-name="736" style:list-style-name="WWNum40" style:family="paragraph" style:name="P66">
      <style:text-properties fo:language="en" fo:country="US"/>
      <style:paragraph-properties/>
    </style:style>
    <style:style style:family="text" style:name="T176">
      <style:text-properties fo:language="en" fo:country="US"/>
    </style:style>
    <style:style style:family="text" style:name="T177">
      <style:text-properties fo:language="en" fo:country="US"/>
    </style:style>
    <style:style style:parent-style-name="727" style:list-style-name="WWNum55" style:family="paragraph" style:name="P67">
      <style:paragraph-properties/>
    </style:style>
    <style:style style:family="text" style:name="T178">
      <style:text-properties fo:language="en" fo:country="US"/>
    </style:style>
    <style:style style:parent-style-name="735" style:family="paragraph" style:name="P68">
      <style:paragraph-properties fo:margin-top="6pt" fo:margin-bottom="0pt"/>
    </style:style>
    <style:style style:parent-style-name="727" style:list-style-name="WWNum55" style:family="paragraph" style:name="P69">
      <style:paragraph-properties/>
    </style:style>
    <style:style style:parent-style-name="736" style:list-style-name="WWNum41" style:family="paragraph" style:name="P70">
      <style:text-properties fo:language="en" fo:country="US"/>
      <style:paragraph-properties/>
    </style:style>
    <style:style style:family="text" style:name="T179">
      <style:text-properties fo:language="en" fo:country="US"/>
    </style:style>
    <style:style style:family="text" style:name="T180">
      <style:text-properties fo:language="en" fo:country="US"/>
    </style:style>
    <style:style style:parent-style-name="736" style:list-style-name="WWNum41" style:family="paragraph" style:name="P71">
      <style:text-properties fo:language="en" fo:country="US"/>
      <style:paragraph-properties/>
    </style:style>
    <style:style style:family="text" style:name="T181">
      <style:text-properties fo:language="en" fo:country="US"/>
    </style:style>
    <style:style style:family="text" style:name="T182">
      <style:text-properties fo:language="en" fo:country="US"/>
    </style:style>
    <style:style style:parent-style-name="736" style:list-style-name="WWNum41" style:family="paragraph" style:name="P72">
      <style:text-properties fo:language="en" fo:country="US"/>
      <style:paragraph-properties/>
    </style:style>
    <style:style style:family="text" style:name="T183">
      <style:text-properties fo:language="en" fo:country="US"/>
    </style:style>
    <style:style style:family="text" style:name="T184">
      <style:text-properties fo:language="en" fo:country="US"/>
    </style:style>
    <style:style style:parent-style-name="727" style:list-style-name="WWNum55" style:family="paragraph" style:name="P73">
      <style:paragraph-properties/>
    </style:style>
    <style:style style:parent-style-name="736" style:list-style-name="WWNum42" style:family="paragraph" style:name="P74">
      <style:paragraph-properties/>
    </style:style>
    <style:style style:parent-style-name="736" style:list-style-name="WWNum42" style:family="paragraph" style:name="P75">
      <style:paragraph-properties/>
    </style:style>
    <style:style style:parent-style-name="736" style:list-style-name="WWNum42" style:family="paragraph" style:name="P76">
      <style:paragraph-properties/>
    </style:style>
    <style:style style:parent-style-name="736" style:list-style-name="WWNum42" style:family="paragraph" style:name="P77">
      <style:paragraph-properties/>
    </style:style>
    <style:style style:parent-style-name="736" style:list-style-name="WWNum42" style:family="paragraph" style:name="P78">
      <style:paragraph-properties/>
    </style:style>
    <style:style style:parent-style-name="736" style:list-style-name="WWNum42" style:family="paragraph" style:name="P79">
      <style:paragraph-properties/>
    </style:style>
    <style:style style:parent-style-name="727" style:list-style-name="WWNum55" style:family="paragraph" style:name="P80">
      <style:paragraph-properties/>
    </style:style>
    <style:style style:parent-style-name="736" style:list-style-name="WWNum43" style:family="paragraph" style:name="P81">
      <style:text-properties fo:language="en" fo:country="US"/>
      <style:paragraph-properties/>
    </style:style>
    <style:style style:family="text" style:name="T185">
      <style:text-properties fo:language="en" fo:country="US"/>
    </style:style>
    <style:style style:family="text" style:name="T186">
      <style:text-properties fo:language="en" fo:country="US"/>
    </style:style>
    <style:style style:parent-style-name="736" style:list-style-name="WWNum43" style:family="paragraph" style:name="P82">
      <style:text-properties fo:language="en" fo:country="US"/>
      <style:paragraph-properties/>
    </style:style>
    <style:style style:family="text" style:name="T187">
      <style:text-properties fo:language="en" fo:country="US"/>
    </style:style>
    <style:style style:family="text" style:name="T188">
      <style:text-properties fo:language="en" fo:country="US"/>
    </style:style>
    <style:style style:parent-style-name="736" style:list-style-name="WWNum43" style:family="paragraph" style:name="P83">
      <style:text-properties fo:language="en" fo:country="US"/>
      <style:paragraph-properties/>
    </style:style>
    <style:style style:family="text" style:name="T189">
      <style:text-properties fo:language="en" fo:country="US"/>
    </style:style>
    <style:style style:family="text" style:name="T190">
      <style:text-properties fo:language="en" fo:country="US"/>
    </style:style>
    <style:style style:parent-style-name="736" style:list-style-name="WWNum43" style:family="paragraph" style:name="P84">
      <style:text-properties fo:language="en" fo:country="US"/>
      <style:paragraph-properties/>
    </style:style>
    <style:style style:family="text" style:name="T191">
      <style:text-properties fo:language="en" fo:country="US"/>
    </style:style>
    <style:style style:family="text" style:name="T192">
      <style:text-properties fo:language="en" fo:country="US"/>
    </style:style>
    <style:style style:parent-style-name="736" style:list-style-name="WWNum43" style:family="paragraph" style:name="P85">
      <style:paragraph-properties/>
    </style:style>
    <style:style style:family="text" style:name="T193">
      <style:text-properties fo:language="en" fo:country="US"/>
    </style:style>
    <style:style style:family="text" style:name="T194">
      <style:text-properties fo:language="en" fo:country="US"/>
    </style:style>
    <style:style style:parent-style-name="735" style:family="paragraph" style:name="P86">
      <style:paragraph-properties fo:margin-top="6pt" fo:margin-bottom="0pt"/>
    </style:style>
    <style:style style:parent-style-name="727" style:list-style-name="WWNum55" style:family="paragraph" style:name="P87">
      <style:paragraph-properties/>
    </style:style>
    <style:style style:family="text" style:name="T195">
      <style:text-properties fo:language="en" fo:country="US"/>
    </style:style>
    <style:style style:family="text" style:name="T196">
      <style:text-properties fo:language="en" fo:country="US"/>
    </style:style>
    <style:style style:parent-style-name="736" style:list-style-name="WWNum44" style:family="paragraph" style:name="P88">
      <style:paragraph-properties/>
    </style:style>
    <style:style style:parent-style-name="736" style:list-style-name="WWNum44" style:family="paragraph" style:name="P89">
      <style:paragraph-properties/>
    </style:style>
    <style:style style:parent-style-name="736" style:list-style-name="WWNum44" style:family="paragraph" style:name="P90">
      <style:paragraph-properties/>
    </style:style>
    <style:style style:parent-style-name="736" style:list-style-name="WWNum44" style:family="paragraph" style:name="P91">
      <style:paragraph-properties/>
    </style:style>
    <style:style style:family="text" style:name="T197">
      <style:text-properties fo:language="en" fo:country="US"/>
    </style:style>
    <style:style style:parent-style-name="736" style:list-style-name="WWNum44" style:family="paragraph" style:name="P92">
      <style:paragraph-properties/>
    </style:style>
    <style:style style:parent-style-name="735" style:family="paragraph" style:name="P93">
      <style:paragraph-properties fo:margin-top="6pt" fo:margin-bottom="0pt"/>
    </style:style>
    <style:style style:parent-style-name="727" style:list-style-name="WWNum55" style:family="paragraph" style:name="P94">
      <style:paragraph-properties/>
    </style:style>
    <style:style style:parent-style-name="736" style:list-style-name="WWNum45" style:family="paragraph" style:name="P95">
      <style:paragraph-properties/>
    </style:style>
    <style:style style:parent-style-name="736" style:list-style-name="WWNum45" style:family="paragraph" style:name="P96">
      <style:paragraph-properties/>
    </style:style>
    <style:style style:parent-style-name="736" style:list-style-name="WWNum45" style:family="paragraph" style:name="P97">
      <style:paragraph-properties/>
    </style:style>
    <style:style style:parent-style-name="736" style:list-style-name="WWNum45" style:family="paragraph" style:name="P98">
      <style:paragraph-properties/>
    </style:style>
    <style:style style:parent-style-name="736" style:list-style-name="WWNum45" style:family="paragraph" style:name="P99">
      <style:paragraph-properties/>
    </style:style>
    <style:style style:parent-style-name="736" style:list-style-name="WWNum45" style:family="paragraph" style:name="P100">
      <style:paragraph-properties/>
    </style:style>
    <style:style style:parent-style-name="735" style:family="paragraph" style:name="P101">
      <style:paragraph-properties fo:margin-top="6pt" fo:margin-bottom="0pt"/>
    </style:style>
    <style:style style:parent-style-name="727" style:list-style-name="WWNum55" style:family="paragraph" style:name="P102">
      <style:paragraph-properties/>
    </style:style>
    <style:style style:parent-style-name="736" style:list-style-name="WWNum46" style:family="paragraph" style:name="P103">
      <style:text-properties fo:language="en" fo:country="US"/>
      <style:paragraph-properties/>
    </style:style>
    <style:style style:family="text" style:name="T198">
      <style:text-properties fo:language="en" fo:country="US"/>
    </style:style>
    <style:style style:family="text" style:name="T199">
      <style:text-properties fo:language="en" fo:country="US"/>
    </style:style>
    <style:style style:parent-style-name="736" style:list-style-name="WWNum46" style:family="paragraph" style:name="P104">
      <style:text-properties fo:language="en" fo:country="US"/>
      <style:paragraph-properties/>
    </style:style>
    <style:style style:family="text" style:name="T200">
      <style:text-properties fo:language="en" fo:country="US"/>
    </style:style>
    <style:style style:family="text" style:name="T201">
      <style:text-properties fo:language="en" fo:country="US"/>
    </style:style>
    <style:style style:parent-style-name="736" style:list-style-name="WWNum46" style:family="paragraph" style:name="P105">
      <style:paragraph-properties/>
    </style:style>
    <style:style style:parent-style-name="736" style:list-style-name="WWNum46" style:family="paragraph" style:name="P106">
      <style:paragraph-properties/>
    </style:style>
    <style:style style:parent-style-name="727" style:list-style-name="WWNum55" style:family="paragraph" style:name="P107">
      <style:paragraph-properties/>
    </style:style>
    <style:style style:family="text" style:name="T202">
      <style:text-properties fo:language="en" fo:country="US"/>
    </style:style>
    <style:style style:parent-style-name="735" style:family="paragraph" style:name="P108">
      <style:paragraph-properties fo:margin-top="6pt" fo:margin-bottom="0pt"/>
    </style:style>
    <style:style style:parent-style-name="727" style:list-style-name="WWNum55" style:family="paragraph" style:name="P109">
      <style:paragraph-properties/>
    </style:style>
    <style:style style:parent-style-name="736" style:list-style-name="WWNum46" style:family="paragraph" style:name="P110">
      <style:text-properties fo:language="en" fo:country="US"/>
      <style:paragraph-properties/>
    </style:style>
    <style:style style:family="text" style:name="T203">
      <style:text-properties fo:language="en" fo:country="US"/>
    </style:style>
    <style:style style:family="text" style:name="T204">
      <style:text-properties fo:language="en" fo:country="US"/>
    </style:style>
    <style:style style:parent-style-name="736" style:list-style-name="WWNum46" style:family="paragraph" style:name="P111">
      <style:text-properties fo:language="en" fo:country="US"/>
      <style:paragraph-properties/>
    </style:style>
    <style:style style:family="text" style:name="T205">
      <style:text-properties fo:language="en" fo:country="US"/>
    </style:style>
    <style:style style:family="text" style:name="T206">
      <style:text-properties fo:language="en" fo:country="US"/>
    </style:style>
    <style:style style:parent-style-name="736" style:list-style-name="WWNum46" style:family="paragraph" style:name="P112">
      <style:paragraph-properties/>
    </style:style>
    <style:style style:parent-style-name="736" style:list-style-name="WWNum46" style:family="paragraph" style:name="P113">
      <style:paragraph-properties/>
    </style:style>
    <style:style style:parent-style-name="727" style:list-style-name="WWNum55" style:family="paragraph" style:name="P114">
      <style:paragraph-properties/>
    </style:style>
    <style:style style:parent-style-name="727" style:list-style-name="WWNum55" style:family="paragraph" style:name="P115">
      <style:paragraph-properties/>
    </style:style>
    <style:style style:parent-style-name="735" style:family="paragraph" style:name="P116">
      <style:paragraph-properties fo:margin-top="6pt" fo:margin-bottom="0pt" fo:break-before="page"/>
    </style:style>
    <style:style style:parent-style-name="735" style:family="paragraph" style:name="P117">
      <style:paragraph-properties fo:margin-top="6pt" fo:margin-bottom="0pt"/>
    </style:style>
    <style:style style:parent-style-name="727" style:list-style-name="WWNum55" style:family="paragraph" style:name="P118">
      <style:paragraph-properties/>
    </style:style>
    <style:style style:family="text" style:name="T207">
      <style:text-properties fo:language="ru" fo:country="RU"/>
    </style:style>
    <style:style style:family="text" style:name="T208">
      <style:text-properties fo:language="ru" fo:country="RU"/>
    </style:style>
    <style:style style:parent-style-name="727" style:list-style-name="WWNum48" style:family="paragraph" style:name="P119">
      <style:text-properties fo:language="ru" fo:country="RU"/>
      <style:paragraph-properties/>
    </style:style>
    <style:style style:family="text" style:name="T209">
      <style:text-properties fo:language="ru" fo:country="RU"/>
    </style:style>
    <style:style style:family="text" style:name="T210">
      <style:text-properties fo:language="ru" fo:country="RU"/>
    </style:style>
    <style:style style:parent-style-name="727" style:list-style-name="WWNum48" style:family="paragraph" style:name="P120">
      <style:text-properties fo:language="ru" fo:country="RU"/>
      <style:paragraph-properties/>
    </style:style>
    <style:style style:family="text" style:name="T211">
      <style:text-properties fo:language="ru" fo:country="RU"/>
    </style:style>
    <style:style style:family="text" style:name="T212">
      <style:text-properties fo:language="ru" fo:country="RU"/>
    </style:style>
    <style:style style:parent-style-name="727" style:family="paragraph" style:name="P121">
      <style:text-properties fo:language="ru" fo:country="RU"/>
      <style:paragraph-properties/>
    </style:style>
    <style:style style:family="text" style:name="T213">
      <style:text-properties fo:language="ru" fo:country="RU"/>
    </style:style>
    <style:style style:family="text" style:name="T214">
      <style:text-properties fo:language="ru" fo:country="RU"/>
    </style:style>
    <style:style style:parent-style-name="727" style:list-style-name="WWNum49" style:family="paragraph" style:name="P122">
      <style:paragraph-properties/>
    </style:style>
    <style:style style:family="text" style:name="T215">
      <style:text-properties fo:language="ru" fo:country="RU"/>
    </style:style>
    <style:style style:family="text" style:name="T216">
      <style:text-properties fo:language="en" fo:country="US"/>
    </style:style>
    <style:style style:family="text" style:name="T217">
      <style:text-properties fo:language="ru" fo:country="RU"/>
    </style:style>
    <style:style style:parent-style-name="727" style:list-style-name="WWNum49" style:family="paragraph" style:name="P123">
      <style:paragraph-properties/>
    </style:style>
    <style:style style:family="text" style:name="T218">
      <style:text-properties fo:language="ru" fo:country="RU"/>
    </style:style>
    <style:style style:family="text" style:name="T219">
      <style:text-properties fo:language="en" fo:country="US"/>
    </style:style>
    <style:style style:family="text" style:name="T220">
      <style:text-properties fo:language="ru" fo:country="RU"/>
    </style:style>
    <style:style style:parent-style-name="727" style:list-style-name="WWNum49" style:family="paragraph" style:name="P124">
      <style:paragraph-properties/>
    </style:style>
    <style:style style:family="text" style:name="T221">
      <style:text-properties fo:language="en" fo:country="US"/>
    </style:style>
    <style:style style:family="text" style:name="T222">
      <style:text-properties fo:language="ru" fo:country="RU"/>
    </style:style>
    <style:style style:family="text" style:name="T223">
      <style:text-properties fo:language="en" fo:country="US"/>
    </style:style>
    <style:style style:family="text" style:name="T224">
      <style:text-properties fo:language="ru" fo:country="RU"/>
    </style:style>
    <style:style style:family="text" style:name="T225">
      <style:text-properties fo:language="en" fo:country="US"/>
    </style:style>
    <style:style style:family="text" style:name="T226">
      <style:text-properties fo:language="ru" fo:country="RU"/>
    </style:style>
    <style:style style:parent-style-name="727" style:list-style-name="WWNum49" style:family="paragraph" style:name="P125">
      <style:paragraph-properties/>
    </style:style>
    <style:style style:family="text" style:name="T227">
      <style:text-properties fo:language="ru" fo:country="RU"/>
    </style:style>
    <style:style style:family="text" style:name="T228">
      <style:text-properties fo:language="en" fo:country="US"/>
    </style:style>
    <style:style style:family="text" style:name="T229">
      <style:text-properties fo:language="ru" fo:country="RU"/>
    </style:style>
    <style:style style:family="text" style:name="T230">
      <style:text-properties fo:language="en" fo:country="US"/>
    </style:style>
    <style:style style:family="text" style:name="T231">
      <style:text-properties fo:language="ru" fo:country="RU"/>
    </style:style>
    <style:style style:parent-style-name="727" style:list-style-name="WWNum49" style:family="paragraph" style:name="P126">
      <style:paragraph-properties/>
    </style:style>
    <style:style style:family="text" style:name="T232">
      <style:text-properties fo:language="ru" fo:country="RU"/>
    </style:style>
    <style:style style:family="text" style:name="T233">
      <style:text-properties fo:language="en" fo:country="US"/>
    </style:style>
    <style:style style:family="text" style:name="T234">
      <style:text-properties fo:language="ru" fo:country="RU"/>
    </style:style>
    <style:style style:parent-style-name="727" style:list-style-name="WWNum49" style:family="paragraph" style:name="P127">
      <style:paragraph-properties/>
    </style:style>
    <style:style style:family="text" style:name="T235">
      <style:text-properties fo:language="ru" fo:country="RU"/>
    </style:style>
    <style:style style:family="text" style:name="T236">
      <style:text-properties fo:language="en" fo:country="US"/>
    </style:style>
    <style:style style:family="text" style:name="T237">
      <style:text-properties fo:language="ru" fo:country="RU"/>
    </style:style>
    <style:style style:parent-style-name="727" style:list-style-name="WWNum49" style:family="paragraph" style:name="P128">
      <style:paragraph-properties/>
    </style:style>
    <style:style style:family="text" style:name="T238">
      <style:text-properties fo:language="ru" fo:country="RU"/>
    </style:style>
    <style:style style:family="text" style:name="T239">
      <style:text-properties fo:language="en" fo:country="US"/>
    </style:style>
    <style:style style:family="text" style:name="T240">
      <style:text-properties fo:language="ru" fo:country="RU"/>
    </style:style>
    <style:style style:parent-style-name="727" style:list-style-name="WWNum49" style:family="paragraph" style:name="P129">
      <style:paragraph-properties/>
    </style:style>
    <style:style style:family="text" style:name="T241">
      <style:text-properties fo:language="ru" fo:country="RU"/>
    </style:style>
    <style:style style:family="text" style:name="T242">
      <style:text-properties fo:language="en" fo:country="US"/>
    </style:style>
    <style:style style:family="text" style:name="T243">
      <style:text-properties fo:language="ru" fo:country="RU"/>
    </style:style>
    <style:style style:family="text" style:name="T244">
      <style:text-properties fo:language="ru" fo:country="RU"/>
    </style:style>
    <style:style style:parent-style-name="727" style:list-style-name="WWNum49" style:family="paragraph" style:name="P130">
      <style:paragraph-properties/>
    </style:style>
    <style:style style:family="text" style:name="T245">
      <style:text-properties fo:language="ru" fo:country="RU"/>
    </style:style>
    <style:style style:family="text" style:name="T246">
      <style:text-properties fo:language="en" fo:country="US"/>
    </style:style>
    <style:style style:family="text" style:name="T247">
      <style:text-properties fo:language="ru" fo:country="RU"/>
    </style:style>
    <style:style style:family="text" style:name="T248">
      <style:text-properties fo:language="en" fo:country="US"/>
    </style:style>
    <style:style style:family="text" style:name="T249">
      <style:text-properties fo:language="ru" fo:country="RU"/>
    </style:style>
    <style:style style:family="text" style:name="T250">
      <style:text-properties fo:language="ru" fo:country="RU"/>
    </style:style>
    <style:style style:parent-style-name="727" style:list-style-name="WWNum49" style:family="paragraph" style:name="P131">
      <style:paragraph-properties/>
    </style:style>
    <style:style style:family="text" style:name="T251">
      <style:text-properties fo:language="ru" fo:country="RU"/>
    </style:style>
    <style:style style:family="text" style:name="T252">
      <style:text-properties fo:language="en" fo:country="US"/>
    </style:style>
    <style:style style:family="text" style:name="T253">
      <style:text-properties fo:language="ru" fo:country="RU"/>
    </style:style>
    <style:style style:family="text" style:name="T254">
      <style:text-properties fo:language="en" fo:country="US"/>
    </style:style>
    <style:style style:family="text" style:name="T255">
      <style:text-properties fo:language="ru" fo:country="RU"/>
    </style:style>
    <style:style style:family="text" style:name="T256">
      <style:text-properties fo:language="ru" fo:country="RU"/>
    </style:style>
    <style:style style:parent-style-name="727" style:list-style-name="WWNum49" style:family="paragraph" style:name="P132">
      <style:paragraph-properties/>
    </style:style>
    <style:style style:family="text" style:name="T257">
      <style:text-properties fo:language="ru" fo:country="RU"/>
    </style:style>
    <style:style style:family="text" style:name="T258">
      <style:text-properties fo:language="en" fo:country="US"/>
    </style:style>
    <style:style style:family="text" style:name="T259">
      <style:text-properties fo:language="ru" fo:country="RU"/>
    </style:style>
    <style:style style:parent-style-name="727" style:list-style-name="WWNum49" style:family="paragraph" style:name="P133">
      <style:paragraph-properties/>
    </style:style>
    <style:style style:family="text" style:name="T260">
      <style:text-properties fo:language="ru" fo:country="RU"/>
    </style:style>
    <style:style style:family="text" style:name="T261">
      <style:text-properties fo:language="en" fo:country="US"/>
    </style:style>
    <style:style style:family="text" style:name="T262">
      <style:text-properties fo:language="ru" fo:country="RU"/>
    </style:style>
    <style:style style:family="text" style:name="T263">
      <style:text-properties fo:language="ru" fo:country="RU"/>
    </style:style>
    <style:style style:parent-style-name="727" style:list-style-name="WWNum55" style:family="paragraph" style:name="P134">
      <style:paragraph-properties/>
    </style:style>
    <style:style style:family="text" style:name="T264">
      <style:text-properties fo:language="ru" fo:country="RU"/>
    </style:style>
    <style:style style:family="text" style:name="T265">
      <style:text-properties fo:language="en" fo:country="US"/>
    </style:style>
    <style:style style:family="text" style:name="T266">
      <style:text-properties fo:language="ru" fo:country="RU"/>
    </style:style>
    <style:style style:parent-style-name="727" style:list-style-name="WWNum50" style:family="paragraph" style:name="P135">
      <style:text-properties fo:language="en" fo:country="US"/>
      <style:paragraph-properties/>
    </style:style>
    <style:style style:family="text" style:name="T267">
      <style:text-properties fo:language="en" fo:country="US"/>
    </style:style>
    <style:style style:family="text" style:name="T268">
      <style:text-properties fo:language="ru" fo:country="RU"/>
    </style:style>
    <style:style style:family="text" style:name="T269">
      <style:text-properties fo:language="en" fo:country="US"/>
    </style:style>
    <style:style style:family="text" style:name="T270">
      <style:text-properties fo:language="ru" fo:country="RU"/>
    </style:style>
    <style:style style:family="text" style:name="T271">
      <style:text-properties fo:language="en" fo:country="US"/>
    </style:style>
    <style:style style:parent-style-name="727" style:list-style-name="WWNum50" style:family="paragraph" style:name="P136">
      <style:text-properties fo:language="en" fo:country="US"/>
      <style:paragraph-properties/>
    </style:style>
    <style:style style:family="text" style:name="T272">
      <style:text-properties fo:language="en" fo:country="US"/>
    </style:style>
    <style:style style:family="text" style:name="T273">
      <style:text-properties fo:language="ru" fo:country="RU"/>
    </style:style>
    <style:style style:family="text" style:name="T274">
      <style:text-properties fo:language="en" fo:country="US"/>
    </style:style>
    <style:style style:family="text" style:name="T275">
      <style:text-properties fo:language="ru" fo:country="RU"/>
    </style:style>
    <style:style style:family="text" style:name="T276">
      <style:text-properties fo:language="en" fo:country="US"/>
    </style:style>
    <style:style style:parent-style-name="727" style:list-style-name="WWNum50" style:family="paragraph" style:name="P137">
      <style:text-properties fo:language="en" fo:country="US"/>
      <style:paragraph-properties/>
    </style:style>
    <style:style style:family="text" style:name="T277">
      <style:text-properties fo:language="en" fo:country="US"/>
    </style:style>
    <style:style style:family="text" style:name="T278">
      <style:text-properties fo:language="ru" fo:country="RU"/>
    </style:style>
    <style:style style:family="text" style:name="T279">
      <style:text-properties fo:language="en" fo:country="US"/>
    </style:style>
    <style:style style:parent-style-name="727" style:list-style-name="WWNum51" style:family="paragraph" style:name="P138">
      <style:paragraph-properties/>
    </style:style>
    <style:style style:family="text" style:name="T280">
      <style:text-properties fo:language="ru" fo:country="RU"/>
    </style:style>
    <style:style style:family="text" style:name="T281">
      <style:text-properties fo:language="en" fo:country="US"/>
    </style:style>
    <style:style style:parent-style-name="727" style:list-style-name="WWNum51" style:family="paragraph" style:name="P139">
      <style:text-properties fo:language="ru" fo:country="RU"/>
      <style:paragraph-properties/>
    </style:style>
    <style:style style:family="text" style:name="T282">
      <style:text-properties fo:language="ru" fo:country="RU"/>
    </style:style>
    <style:style style:family="text" style:name="T283">
      <style:text-properties fo:language="ru" fo:country="RU"/>
    </style:style>
    <style:style style:parent-style-name="727" style:list-style-name="WWNum51" style:family="paragraph" style:name="P140">
      <style:text-properties fo:language="ru" fo:country="RU"/>
      <style:paragraph-properties/>
    </style:style>
    <style:style style:family="text" style:name="T284">
      <style:text-properties fo:language="ru" fo:country="RU"/>
    </style:style>
    <style:style style:family="text" style:name="T285">
      <style:text-properties fo:language="ru" fo:country="RU"/>
    </style:style>
    <style:style style:parent-style-name="727" style:list-style-name="WWNum51" style:family="paragraph" style:name="P141">
      <style:paragraph-properties/>
    </style:style>
    <style:style style:family="text" style:name="T286">
      <style:text-properties fo:language="ru" fo:country="RU"/>
    </style:style>
    <style:style style:family="text" style:name="T287">
      <style:text-properties fo:language="en" fo:country="US"/>
    </style:style>
    <style:style style:parent-style-name="727" style:list-style-name="WWNum51" style:family="paragraph" style:name="P142">
      <style:text-properties fo:language="ru" fo:country="RU"/>
      <style:paragraph-properties/>
    </style:style>
    <style:style style:family="text" style:name="T288">
      <style:text-properties fo:language="ru" fo:country="RU"/>
    </style:style>
    <style:style style:family="text" style:name="T289">
      <style:text-properties fo:language="ru" fo:country="RU"/>
    </style:style>
    <style:style style:parent-style-name="727" style:list-style-name="WWNum51" style:family="paragraph" style:name="P143">
      <style:paragraph-properties/>
    </style:style>
    <style:style style:family="text" style:name="T290">
      <style:text-properties fo:language="ru" fo:country="RU"/>
    </style:style>
    <style:style style:family="text" style:name="T291">
      <style:text-properties fo:language="en" fo:country="US"/>
    </style:style>
    <style:style style:family="text" style:name="T292">
      <style:text-properties fo:language="ru" fo:country="RU"/>
    </style:style>
    <style:style style:parent-style-name="727" style:list-style-name="WWNum51" style:family="paragraph" style:name="P144">
      <style:paragraph-properties/>
    </style:style>
    <style:style style:family="text" style:name="T293">
      <style:text-properties fo:language="ru" fo:country="RU"/>
    </style:style>
    <style:style style:family="text" style:name="T294">
      <style:text-properties fo:language="en" fo:country="US"/>
    </style:style>
    <style:style style:parent-style-name="727" style:list-style-name="WWNum51" style:family="paragraph" style:name="P145">
      <style:text-properties fo:language="ru" fo:country="RU"/>
      <style:paragraph-properties/>
    </style:style>
    <style:style style:family="text" style:name="T295">
      <style:text-properties fo:language="ru" fo:country="RU"/>
    </style:style>
    <style:style style:family="text" style:name="T296">
      <style:text-properties fo:language="ru" fo:country="RU"/>
    </style:style>
    <style:style style:parent-style-name="727" style:list-style-name="WWNum51" style:family="paragraph" style:name="P146">
      <style:text-properties fo:language="ru" fo:country="RU"/>
      <style:paragraph-properties/>
    </style:style>
    <style:style style:family="text" style:name="T297">
      <style:text-properties fo:language="ru" fo:country="RU"/>
    </style:style>
    <style:style style:family="text" style:name="T298">
      <style:text-properties fo:language="ru" fo:country="RU"/>
    </style:style>
    <style:style style:parent-style-name="727" style:family="paragraph" style:name="P147">
      <style:text-properties fo:language="ru" fo:country="RU"/>
      <style:paragraph-properties/>
    </style:style>
    <style:style style:family="text" style:name="T299">
      <style:text-properties fo:language="ru" fo:country="RU"/>
    </style:style>
    <style:style style:family="text" style:name="T300">
      <style:text-properties fo:language="ru" fo:country="RU"/>
    </style:style>
    <style:style style:parent-style-name="727" style:list-style-name="WWNum52" style:family="paragraph" style:name="P148">
      <style:text-properties fo:language="ru" fo:country="RU"/>
      <style:paragraph-properties/>
    </style:style>
    <style:style style:family="text" style:name="T301">
      <style:text-properties fo:language="ru" fo:country="RU"/>
    </style:style>
    <style:style style:family="text" style:name="T302">
      <style:text-properties fo:language="ru" fo:country="RU"/>
    </style:style>
    <style:style style:parent-style-name="727" style:list-style-name="WWNum52" style:family="paragraph" style:name="P149">
      <style:text-properties fo:language="ru" fo:country="RU"/>
      <style:paragraph-properties/>
    </style:style>
    <style:style style:family="text" style:name="T303">
      <style:text-properties fo:language="ru" fo:country="RU"/>
    </style:style>
    <style:style style:family="text" style:name="T304">
      <style:text-properties fo:language="ru" fo:country="RU"/>
    </style:style>
    <style:style style:parent-style-name="727" style:list-style-name="WWNum52" style:family="paragraph" style:name="P150">
      <style:text-properties fo:language="ru" fo:country="RU"/>
      <style:paragraph-properties/>
    </style:style>
    <style:style style:family="text" style:name="T305">
      <style:text-properties fo:language="ru" fo:country="RU"/>
    </style:style>
    <style:style style:family="text" style:name="T306">
      <style:text-properties fo:language="ru" fo:country="RU"/>
    </style:style>
    <style:style style:parent-style-name="727" style:list-style-name="WWNum53" style:family="paragraph" style:name="P151">
      <style:text-properties fo:language="ru" fo:country="RU"/>
      <style:paragraph-properties/>
    </style:style>
    <style:style style:family="text" style:name="T307">
      <style:text-properties fo:language="ru" fo:country="RU"/>
    </style:style>
    <style:style style:family="text" style:name="T308">
      <style:text-properties fo:language="en" fo:country="US"/>
    </style:style>
    <style:style style:family="text" style:name="T309">
      <style:text-properties fo:language="ru" fo:country="RU"/>
    </style:style>
    <style:style style:family="text" style:name="T310">
      <style:text-properties fo:language="ru" fo:country="RU"/>
    </style:style>
    <style:style style:parent-style-name="727" style:list-style-name="WWNum53" style:family="paragraph" style:name="P152">
      <style:text-properties fo:language="ru" fo:country="RU"/>
      <style:paragraph-properties/>
    </style:style>
    <style:style style:family="text" style:name="T311">
      <style:text-properties fo:language="ru" fo:country="RU"/>
    </style:style>
    <style:style style:family="text" style:name="T312">
      <style:text-properties fo:language="en" fo:country="US"/>
    </style:style>
    <style:style style:family="text" style:name="T313">
      <style:text-properties fo:language="ru" fo:country="RU"/>
    </style:style>
    <style:style style:family="text" style:name="T314">
      <style:text-properties fo:language="en" fo:country="US"/>
    </style:style>
    <style:style style:family="text" style:name="T315">
      <style:text-properties fo:language="ru" fo:country="RU"/>
    </style:style>
    <style:style style:parent-style-name="727" style:list-style-name="WWNum53" style:family="paragraph" style:name="P153">
      <style:text-properties fo:language="ru" fo:country="RU"/>
      <style:paragraph-properties/>
    </style:style>
    <style:style style:family="text" style:name="T316">
      <style:text-properties fo:language="ru" fo:country="RU"/>
    </style:style>
    <style:style style:family="text" style:name="T317">
      <style:text-properties fo:language="en" fo:country="US"/>
    </style:style>
    <style:style style:family="text" style:name="T318">
      <style:text-properties fo:language="ru" fo:country="RU"/>
    </style:style>
    <style:style style:parent-style-name="727" style:list-style-name="WWNum53" style:family="paragraph" style:name="P154">
      <style:text-properties fo:language="ru" fo:country="RU"/>
      <style:paragraph-properties/>
    </style:style>
    <style:style style:family="text" style:name="T319">
      <style:text-properties fo:language="ru" fo:country="RU"/>
    </style:style>
    <style:style style:family="text" style:name="T320">
      <style:text-properties fo:language="en" fo:country="US"/>
    </style:style>
    <style:style style:family="text" style:name="T321">
      <style:text-properties fo:language="ru" fo:country="RU"/>
    </style:style>
    <style:style style:family="text" style:name="T322">
      <style:text-properties fo:language="ru" fo:country="RU"/>
    </style:style>
    <style:style style:parent-style-name="727" style:list-style-name="WWNum53" style:family="paragraph" style:name="P155">
      <style:text-properties fo:language="ru" fo:country="RU"/>
      <style:paragraph-properties/>
    </style:style>
    <style:style style:family="text" style:name="T323">
      <style:text-properties fo:language="ru" fo:country="RU"/>
    </style:style>
    <style:style style:family="text" style:name="T324">
      <style:text-properties fo:language="en" fo:country="US"/>
    </style:style>
    <style:style style:family="text" style:name="T325">
      <style:text-properties fo:language="ru" fo:country="RU"/>
    </style:style>
    <style:style style:family="text" style:name="T326">
      <style:text-properties fo:language="en" fo:country="US"/>
    </style:style>
    <style:style style:family="text" style:name="T327">
      <style:text-properties fo:language="ru" fo:country="RU"/>
    </style:style>
    <style:style style:parent-style-name="727" style:list-style-name="WWNum53" style:family="paragraph" style:name="P156">
      <style:text-properties fo:language="ru" fo:country="RU"/>
      <style:paragraph-properties/>
    </style:style>
    <style:style style:family="text" style:name="T328">
      <style:text-properties fo:language="ru" fo:country="RU"/>
    </style:style>
    <style:style style:family="text" style:name="T329">
      <style:text-properties fo:language="en" fo:country="US"/>
    </style:style>
    <style:style style:family="text" style:name="T330">
      <style:text-properties fo:language="ru" fo:country="RU"/>
    </style:style>
    <style:style style:parent-style-name="727" style:list-style-name="WWNum53" style:family="paragraph" style:name="P157">
      <style:text-properties fo:language="ru" fo:country="RU"/>
      <style:paragraph-properties/>
    </style:style>
    <style:style style:family="text" style:name="T331">
      <style:text-properties fo:language="ru" fo:country="RU"/>
    </style:style>
    <style:style style:family="text" style:name="T332">
      <style:text-properties fo:language="en" fo:country="US"/>
    </style:style>
    <style:style style:family="text" style:name="T333">
      <style:text-properties fo:language="ru" fo:country="RU"/>
    </style:style>
    <style:style style:family="text" style:name="T334">
      <style:text-properties fo:language="ru" fo:country="RU"/>
    </style:style>
    <style:style style:parent-style-name="727" style:list-style-name="WWNum53" style:family="paragraph" style:name="P158">
      <style:text-properties fo:language="ru" fo:country="RU"/>
      <style:paragraph-properties/>
    </style:style>
    <style:style style:family="text" style:name="T335">
      <style:text-properties fo:language="ru" fo:country="RU"/>
    </style:style>
    <style:style style:family="text" style:name="T336">
      <style:text-properties fo:language="en" fo:country="US"/>
    </style:style>
    <style:style style:family="text" style:name="T337">
      <style:text-properties fo:language="ru" fo:country="RU"/>
    </style:style>
    <style:style style:family="text" style:name="T338">
      <style:text-properties fo:language="en" fo:country="US"/>
    </style:style>
    <style:style style:family="text" style:name="T339">
      <style:text-properties fo:language="ru" fo:country="RU"/>
    </style:style>
    <style:style style:parent-style-name="727" style:list-style-name="WWNum53" style:family="paragraph" style:name="P159">
      <style:text-properties fo:language="ru" fo:country="RU"/>
      <style:paragraph-properties/>
    </style:style>
    <style:style style:family="text" style:name="T340">
      <style:text-properties fo:language="ru" fo:country="RU"/>
    </style:style>
    <style:style style:family="text" style:name="T341">
      <style:text-properties fo:language="en" fo:country="US"/>
    </style:style>
    <style:style style:family="text" style:name="T342">
      <style:text-properties fo:language="ru" fo:country="RU"/>
    </style:style>
    <style:style style:parent-style-name="727" style:family="paragraph" style:name="P160">
      <style:text-properties fo:language="ru" fo:country="RU"/>
      <style:paragraph-properties/>
    </style:style>
    <style:style style:family="text" style:name="T343">
      <style:text-properties fo:language="ru" fo:country="RU"/>
    </style:style>
    <style:style style:family="text" style:name="T344">
      <style:text-properties fo:language="ru" fo:country="RU"/>
    </style:style>
    <style:style style:family="text" style:name="T345">
      <style:text-properties fo:language="ru" fo:country="RU"/>
    </style:style>
    <style:style style:parent-style-name="727" style:list-style-name="WWNum54" style:family="paragraph" style:name="P161">
      <style:text-properties fo:language="ru" fo:country="RU"/>
      <style:paragraph-properties/>
    </style:style>
    <style:style style:family="text" style:name="T346">
      <style:text-properties fo:language="ru" fo:country="RU"/>
    </style:style>
    <style:style style:family="text" style:name="T347">
      <style:text-properties fo:language="en" fo:country="US"/>
    </style:style>
    <style:style style:family="text" style:name="T348">
      <style:text-properties fo:language="ru" fo:country="RU"/>
    </style:style>
    <style:style style:parent-style-name="727" style:list-style-name="WWNum54" style:family="paragraph" style:name="P162">
      <style:text-properties fo:language="ru" fo:country="RU"/>
      <style:paragraph-properties/>
    </style:style>
    <style:style style:family="text" style:name="T349">
      <style:text-properties fo:language="ru" fo:country="RU"/>
    </style:style>
    <style:style style:family="text" style:name="T350">
      <style:text-properties fo:language="en" fo:country="US"/>
    </style:style>
    <style:style style:family="text" style:name="T351">
      <style:text-properties fo:language="ru" fo:country="RU"/>
    </style:style>
    <style:style style:parent-style-name="727" style:list-style-name="WWNum54" style:family="paragraph" style:name="P163">
      <style:text-properties fo:language="ru" fo:country="RU"/>
      <style:paragraph-properties/>
    </style:style>
    <style:style style:family="text" style:name="T352">
      <style:text-properties fo:language="ru" fo:country="RU"/>
    </style:style>
    <style:style style:family="text" style:name="T353">
      <style:text-properties fo:language="en" fo:country="US"/>
    </style:style>
    <style:style style:family="text" style:name="T354">
      <style:text-properties fo:language="ru" fo:country="RU"/>
    </style:style>
    <style:style style:parent-style-name="727" style:list-style-name="WWNum54" style:family="paragraph" style:name="P164">
      <style:text-properties fo:language="ru" fo:country="RU"/>
      <style:paragraph-properties/>
    </style:style>
    <style:style style:family="text" style:name="T355">
      <style:text-properties fo:language="ru" fo:country="RU"/>
    </style:style>
    <style:style style:family="text" style:name="T356">
      <style:text-properties fo:language="en" fo:country="US"/>
    </style:style>
    <style:style style:family="text" style:name="T357">
      <style:text-properties fo:language="ru" fo:country="RU"/>
    </style:style>
    <style:style style:parent-style-name="727" style:list-style-name="WWNum54" style:family="paragraph" style:name="P165">
      <style:text-properties fo:language="ru" fo:country="RU"/>
      <style:paragraph-properties/>
    </style:style>
    <style:style style:family="text" style:name="T358">
      <style:text-properties fo:language="ru" fo:country="RU"/>
    </style:style>
    <style:style style:family="text" style:name="T359">
      <style:text-properties fo:language="en" fo:country="US"/>
    </style:style>
    <style:style style:family="text" style:name="T360">
      <style:text-properties fo:language="ru" fo:country="RU"/>
    </style:style>
    <style:style style:parent-style-name="727" style:list-style-name="WWNum54" style:family="paragraph" style:name="P166">
      <style:text-properties fo:language="ru" fo:country="RU"/>
      <style:paragraph-properties/>
    </style:style>
    <style:style style:family="text" style:name="T361">
      <style:text-properties fo:language="ru" fo:country="RU"/>
    </style:style>
    <style:style style:family="text" style:name="T362">
      <style:text-properties fo:language="en" fo:country="US"/>
    </style:style>
    <style:style style:family="text" style:name="T363">
      <style:text-properties fo:language="ru" fo:country="RU"/>
    </style:style>
    <style:style style:parent-style-name="727" style:list-style-name="WWNum54" style:family="paragraph" style:name="P167">
      <style:text-properties fo:language="ru" fo:country="RU"/>
      <style:paragraph-properties/>
    </style:style>
    <style:style style:family="text" style:name="T364">
      <style:text-properties fo:language="ru" fo:country="RU"/>
    </style:style>
    <style:style style:family="text" style:name="T365">
      <style:text-properties fo:language="en" fo:country="US"/>
    </style:style>
    <style:style style:family="text" style:name="T366">
      <style:text-properties fo:language="ru" fo:country="RU"/>
    </style:style>
    <style:style style:parent-style-name="727" style:list-style-name="WWNum54" style:family="paragraph" style:name="P168">
      <style:text-properties fo:language="ru" fo:country="RU"/>
      <style:paragraph-properties/>
    </style:style>
    <style:style style:family="text" style:name="T367">
      <style:text-properties fo:language="ru" fo:country="RU"/>
    </style:style>
    <style:style style:family="text" style:name="T368">
      <style:text-properties fo:language="en" fo:country="US"/>
    </style:style>
    <style:style style:family="text" style:name="T369">
      <style:text-properties fo:language="ru" fo:country="RU"/>
    </style:style>
    <style:style style:parent-style-name="727" style:list-style-name="WWNum54" style:family="paragraph" style:name="P169">
      <style:text-properties fo:language="ru" fo:country="RU"/>
      <style:paragraph-properties/>
    </style:style>
    <style:style style:family="text" style:name="T370">
      <style:text-properties fo:language="ru" fo:country="RU"/>
    </style:style>
    <style:style style:family="text" style:name="T371">
      <style:text-properties fo:language="en" fo:country="US"/>
    </style:style>
    <style:style style:family="text" style:name="T372">
      <style:text-properties fo:language="ru" fo:country="RU"/>
    </style:style>
  </office:automatic-styles>
  <office:body>
    <office:text text:use-soft-page-breaks="true">
      <text:list>
        <text:list-item>
          <text:h text:outline-level="2" text:restart-numbering="0" text:is-list-header="0" text:style-name="P40"><text:span>Курсовой проект по курсу «Операционные системы»</text:span><text:span/></text:h>
        </text:list-item>
        <text:list-item>
          <text:list>
            <text:list-item>
              <text:h text:outline-level="3" text:restart-numbering="0" text:is-list-header="0" text:style-name="P41"><text:span>Цель курсового проекта</text:span><text:span/></text:h>
            </text:list-item>
          </text:list>
        </text:list-item>
      </text:list>
      <text:list text:style-name="WWNum39" text:continue-numbering="true">
        <text:list-item>
          <text:h text:outline-level="10" text:restart-numbering="0" text:is-list-header="0" text:style-name="P42"><text:span>Приобретение практических навыков в использовании знаний, полученных в течении курса</text:span><text:span/></text:h>
        </text:list-item>
        <text:list-item>
          <text:h text:outline-level="10" text:restart-numbering="0" text:is-list-header="0" text:style-name="P43"><text:span>Проведение исследования в выбранной предметной области</text:span><text:span/></text:h>
        </text:list-item>
      </text:list>
      <text:list>
        <text:list-item>
          <text:list>
            <text:list-item>
              <text:h text:outline-level="3" text:restart-numbering="0" text:is-list-header="0" text:style-name="P44"><text:span>Задание</text:span><text:span/></text:h>
            </text:list-item>
          </text:list>
        </text:list-item>
        <text:list-item>
          <text:h text:outline-level="10" text:restart-numbering="0" text:is-list-header="0" text:style-name="P45"><text:span>Необходимо спроектировать и реализовать программный прототип в соответствии с выбранным вариантом. Произвести анализ и сделать вывод на основании данных, полученных при работе программного прототипа.</text:span><text:span/></text:h>
        </text:list-item>
        <text:list-item>
          <text:h text:outline-level="10" text:restart-numbering="0" text:is-list-header="0" text:style-name="P46"><text:span/><text:span/></text:h>
        </text:list-item>
        <text:list-item>
          <text:list>
            <text:list-item>
              <text:h text:outline-level="3" text:restart-numbering="0" text:is-list-header="0" text:style-name="P47"><text:span>Возможные варианты курсового проекта:</text:span><text:span/></text:h>
            </text:list-item>
            <text:list-item>
              <text:list>
                <text:list-item>
                  <text:h text:outline-level="4" text:restart-numbering="0" text:is-list-header="0" text:style-name="P48"><text:span>Аллокаторы памяти</text:span><text:span/></text:h>
                </text:list-item>
              </text:list>
            </text:list-item>
          </text:list>
        </text:list-item>
      </text:list>
      <text:list text:style-name="WWNum55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outline-level="10" text:restart-numbering="0" text:is-list-header="0" text:style-name="P49"><text:span>Исследование 2 аллокаторов памяти</text:span><text:span text:style-name="T136">: необходимо реализовать два алгоритма аллокации памяти и сравнить их по следующим характеристикам:</text:span><text:span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WWNum37" text:continue-numbering="true">
        <text:list-item>
          <text:h text:outline-level="10" text:restart-numbering="0" text:is-list-header="0" text:style-name="P50"><text:span text:style-name="T137">Фактор использования</text:span><text:span text:style-name="T138"/></text:h>
        </text:list-item>
        <text:list-item>
          <text:h text:outline-level="10" text:restart-numbering="0" text:is-list-header="0" text:style-name="P51"><text:span text:style-name="T139">Скорость выделения блоков</text:span><text:span text:style-name="T140"/></text:h>
        </text:list-item>
        <text:list-item>
          <text:h text:outline-level="10" text:restart-numbering="0" text:is-list-header="0" text:style-name="P52"><text:span text:style-name="T141">Скорость освобождения блоков</text:span><text:span text:style-name="T142"/></text:h>
        </text:list-item>
        <text:list-item>
          <text:h text:outline-level="10" text:restart-numbering="0" text:is-list-header="0" text:style-name="P53"><text:span text:style-name="T143">Простота использования аллокатора</text:span><text:span text:style-name="T144"/></text:h>
        </text:list-item>
      </text:list>
      <text:list>
        <text:list-item>
          <text:h text:outline-level="10" text:restart-numbering="0" text:is-list-header="0" text:style-name="P54"><text:span text:style-name="T145"> </text:span><text:span text:style-name="T146"/></text:h>
        </text:list-item>
        <text:list-item>
          <text:h text:outline-level="10" text:restart-numbering="0" text:is-list-header="0" text:style-name="P55"><text:span text:style-name="T147">Каждый аллокатор памяти должен иметь функции аналогичные стандартным функциям </text:span><text:span text:style-name="T148">free</text:span><text:span text:style-name="T149"> и </text:span><text:span text:style-name="T150">malloc</text:span><text:span text:style-name="T151"> (</text:span><text:span text:style-name="T152">realloc</text:span><text:span text:style-name="T153">, опционально) </text:span><text:span text:style-name="T154">или он должен быть реализован в рамках концепции </text:span><text:bookmark-start text:name="firstHeading"/><text:span/><text:bookmark-end text:name="firstHeading"/><text:span text:style-name="T155">std::allocator</text:span><text:span text:style-name="T156">. </text:span><text:span text:style-name="T157">Данный выбор производится преподавателем группы.</text:span><text:span text:style-name="T158"> Перед работой каждый аллокатор инициализируется свободными страницами памяти, выделенными стандартными средствами ядра.</text:span><text:span text:style-name="T159"> Необходимо самостоятельно разработать стратегию тестирования для определения ключевых характеристик аллокаторов памяти. При тестировании нужно свести к минимуму потери точности из-за накладных расходов при измерении ключевых характеристик, описанных выше.</text:span><text:span/></text:h>
        </text:list-item>
        <text:list-item>
          <text:h text:outline-level="10" text:restart-numbering="0" text:is-list-header="0" text:style-name="P56"><text:span text:style-name="T160">В отчете необходимо отобразить следующее:</text:span><text:span text:style-name="T161"/></text:h>
        </text:list-item>
      </text:list>
      <text:list text:style-name="WWNum38" text:continue-numbering="true">
        <text:list-item>
          <text:h text:outline-level="10" text:restart-numbering="0" text:is-list-header="0" text:style-name="P57"><text:span text:style-name="T162">Подробное описание каждого из исследуемых алгоритмов</text:span><text:span text:style-name="T163"/></text:h>
        </text:list-item>
        <text:list-item>
          <text:h text:outline-level="10" text:restart-numbering="0" text:is-list-header="0" text:style-name="P58"><text:span text:style-name="T164">Процесс тестирования</text:span><text:span text:style-name="T165"/></text:h>
        </text:list-item>
        <text:list-item>
          <text:h text:outline-level="10" text:restart-numbering="0" text:is-list-header="0" text:style-name="P59"><text:span text:style-name="T166">Обоснование подхода тестирования</text:span><text:span text:style-name="T167"/></text:h>
        </text:list-item>
        <text:list-item>
          <text:h text:outline-level="10" text:restart-numbering="0" text:is-list-header="0" text:style-name="P60"><text:span text:style-name="T168">Результаты тестирования</text:span><text:span text:style-name="T169"/></text:h>
        </text:list-item>
        <text:list-item>
          <text:h text:outline-level="10" text:restart-numbering="0" text:is-list-header="0" text:style-name="P61"><text:span text:style-name="T170">Заключение по проведенной работе</text:span><text:span text:style-name="T171"/></text:h>
        </text:list-item>
      </text:list>
      <text:list>
        <text:list-item>
          <text:list>
            <text:list-item>
              <text:list>
                <text:list-item>
                  <text:h text:outline-level="4" text:restart-numbering="0" text:is-list-header="0" text:style-name="P62"><text:span>Виртуальная память</text:span><text:span/></text:h>
                </text:list-item>
              </text:list>
            </text:list-item>
          </text:list>
        </text:list-item>
      </text:list>
      <text:list text:style-name="WWNum55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outline-level="10" text:restart-numbering="0" text:is-list-header="0" text:style-name="P63"><text:span>Необходимо создать рабочую модель виртуальной памяти. Требуется взять алгоритм аллокации памяти и использовать его совместно с алгоритмом замещения страниц. При разработке предусмотреть следующий интерфейс использования:</text:span><text:span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WWNum40" text:continue-numbering="true">
        <text:list-item>
          <text:p text:style-name="P64"><text:span text:style-name="T172">CreateMemory</text:span><text:span text:style-name="T173"/></text:p>
        </text:list-item>
        <text:list-item>
          <text:p text:style-name="P65"><text:span text:style-name="T174">Malloc</text:span><text:span text:style-name="T175"/></text:p>
        </text:list-item>
        <text:list-item>
          <text:p text:style-name="P66"><text:span text:style-name="T176">Free</text:span><text:span text:style-name="T177"/></text:p>
        </text:list-item>
      </text:list>
      <text:list text:style-name="WWNum55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outline-level="10" text:restart-numbering="0" text:is-list-header="0" text:style-name="P67"><text:span>Параметры функций могут отличаться в зависимости от выбранных алгоритмов. Исследовать полученную модель виртуальной памяти – ее плюсы и минусы. Возможно сделать данные алгоритмы, переопределив стандартные механизмы аллокации языка </text:span><text:span text:style-name="T178">C</text:span><text:span>++. Также проработать модель тестирования полученного программного решения.</text:span><text:span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>
        <text:list-item>
          <text:list>
            <text:list-item>
              <text:list>
                <text:list-item>
                  <text:h text:outline-level="4" text:restart-numbering="0" text:is-list-header="0" text:style-name="P68"><text:span>Сервер сообщений</text:span><text:span/></text:h>
                </text:list-item>
              </text:list>
            </text:list-item>
          </text:list>
        </text:list-item>
      </text:list>
      <text:list text:style-name="WWNum55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outline-level="10" text:restart-numbering="0" text:is-list-header="0" text:style-name="P69"><text:span>Необходимо создать собственный сервер сообщений. В качестве механизма передачи сообщений возможно использовать следующие:</text:span><text:span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WWNum41" text:continue-numbering="true">
        <text:list-item>
          <text:p text:style-name="P70"><text:span text:style-name="T179">Pipes</text:span><text:span text:style-name="T180"/></text:p>
        </text:list-item>
        <text:list-item>
          <text:p text:style-name="P71"><text:span text:style-name="T181">Sockets</text:span><text:span text:style-name="T182"/></text:p>
        </text:list-item>
        <text:list-item>
          <text:p text:style-name="P72"><text:span text:style-name="T183">Files/Shared memory</text:span><text:span text:style-name="T184"/></text:p>
        </text:list-item>
      </text:list>
      <text:list text:style-name="WWNum55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outline-level="10" text:restart-numbering="0" text:is-list-header="0" text:style-name="P73"><text:span>При работе с сервером сообщений необходимо предусмотреть следующие механизмы (в зависимости от варианта):</text:span><text:span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WWNum42" text:continue-numbering="true">
        <text:list-item>
          <text:p text:style-name="P74"><text:span>Долговременное хранение сообщений</text:span><text:span/></text:p>
        </text:list-item>
        <text:list-item>
          <text:p text:style-name="P75"><text:span>Транзактивность</text:span><text:span/></text:p>
        </text:list-item>
        <text:list-item>
          <text:p text:style-name="P76"><text:span>Система имен очередей</text:span><text:span/></text:p>
        </text:list-item>
        <text:list-item>
          <text:p text:style-name="P77"><text:span>Возможность настройки переадресации сообщений по фильтрам</text:span><text:span/></text:p>
        </text:list-item>
        <text:list-item>
          <text:p text:style-name="P78"><text:span>Приоритеты сообщений</text:span><text:span/></text:p>
        </text:list-item>
        <text:list-item>
          <text:p text:style-name="P79"><text:span>И другие возможные, в зависимости от варианта</text:span><text:span/></text:p>
        </text:list-item>
      </text:list>
      <text:list text:style-name="WWNum55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outline-level="10" text:restart-numbering="0" text:is-list-header="0" text:style-name="P80"><text:span>Основные операции, которые должен поддерживать сервер сообщений и библиотека по работе с ним:</text:span><text:span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WWNum43" text:continue-numbering="true">
        <text:list-item>
          <text:p text:style-name="P81"><text:span text:style-name="T185">CreateQueue</text:span><text:span text:style-name="T186"/></text:p>
        </text:list-item>
        <text:list-item>
          <text:p text:style-name="P82"><text:span text:style-name="T187">DeleteQueue</text:span><text:span text:style-name="T188"/></text:p>
        </text:list-item>
        <text:list-item>
          <text:p text:style-name="P83"><text:span text:style-name="T189">ConnectToQueue</text:span><text:span text:style-name="T190"/></text:p>
        </text:list-item>
        <text:list-item>
          <text:p text:style-name="P84"><text:span text:style-name="T191">Push (Send)</text:span><text:span text:style-name="T192"/></text:p>
        </text:list-item>
        <text:list-item>
          <text:p text:style-name="P85"><text:span text:style-name="T193">Pop</text:span><text:span>/Top (</text:span><text:span text:style-name="T194">Receive</text:span><text:span>)</text:span><text:span/></text:p>
        </text:list-item>
      </text:list>
      <text:list>
        <text:list-item>
          <text:list>
            <text:list-item>
              <text:list>
                <text:list-item>
                  <text:h text:outline-level="4" text:restart-numbering="0" text:is-list-header="0" text:style-name="P86"><text:span>Текстовый препроцессор</text:span><text:span/></text:h>
                </text:list-item>
              </text:list>
            </text:list-item>
          </text:list>
        </text:list-item>
      </text:list>
      <text:list text:style-name="WWNum55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outline-level="10" text:restart-numbering="0" text:is-list-header="0" text:style-name="P87"><text:span>Проработать полноценный текстовый препроцессор. За основу можно взять такие текстовые препроцессоры, как </text:span><text:span text:style-name="T195">ed</text:span><text:span>, </text:span><text:span text:style-name="T196">sed</text:span><text:span> и прочие. Основные особенности текстового препроцессора, которые могут быть реализованы (в зависимости от варианта):</text:span><text:span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WWNum44" text:continue-numbering="true">
        <text:list-item>
          <text:p text:style-name="P88"><text:span>Транзактивность операций</text:span><text:span/></text:p>
        </text:list-item>
        <text:list-item>
          <text:p text:style-name="P89"><text:span>Кеширование при поиске</text:span><text:span/></text:p>
        </text:list-item>
        <text:list-item>
          <text:p text:style-name="P90"><text:span>Поддержка регулярных выражений</text:span><text:span/></text:p>
        </text:list-item>
        <text:list-item>
          <text:p text:style-name="P91"><text:span>Использование технологии </text:span><text:span text:style-name="T197">MemoryMap </text:span><text:span/></text:p>
        </text:list-item>
        <text:list-item>
          <text:p text:style-name="P92"><text:span>И др.</text:span><text:span/></text:p>
        </text:list-item>
      </text:list>
      <text:list>
        <text:list-item>
          <text:list>
            <text:list-item>
              <text:list>
                <text:list-item>
                  <text:h text:outline-level="4" text:restart-numbering="0" text:is-list-header="0" text:style-name="P93"><text:span>Планирование процессов и потоков</text:span><text:span/></text:h>
                </text:list-item>
              </text:list>
            </text:list-item>
          </text:list>
        </text:list-item>
      </text:list>
      <text:list text:style-name="WWNum55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outline-level="10" text:restart-numbering="0" text:is-list-header="0" text:style-name="P94"><text:span>Необходимо создать и протестировать библиотеку, реализующую функционал по работе с потоками. Библиотека должна быть надстройкой над существующими системными вызовами. Возможные особенности библиотеки (в зависимости от варианта):</text:span><text:span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WWNum45" text:continue-numbering="true">
        <text:list-item>
          <text:p text:style-name="P95"><text:span>Приоритезация потоков</text:span><text:span/></text:p>
        </text:list-item>
        <text:list-item>
          <text:p text:style-name="P96"><text:span>Решение взаимоблокировок</text:span><text:span/></text:p>
        </text:list-item>
        <text:list-item>
          <text:p text:style-name="P97"><text:span>Упорядочивание ресурсов</text:span><text:span/></text:p>
        </text:list-item>
        <text:list-item>
          <text:p text:style-name="P98"><text:span>Удобная обертка при работе с несколькими аргументами при создании потоков</text:span><text:span/></text:p>
        </text:list-item>
        <text:list-item>
          <text:p text:style-name="P99"><text:span>Расписание потоков</text:span><text:span/></text:p>
        </text:list-item>
        <text:list-item>
          <text:p text:style-name="P100"><text:span>И другие</text:span><text:span/></text:p>
        </text:list-item>
      </text:list>
      <text:list>
        <text:list-item>
          <text:list>
            <text:list-item>
              <text:list>
                <text:list-item>
                  <text:h text:outline-level="4" text:restart-numbering="0" text:is-list-header="0" text:style-name="P101"><text:span>Создание клиента для передачи мгновенных личных сообщений</text:span><text:span/></text:h>
                </text:list-item>
              </text:list>
            </text:list-item>
          </text:list>
        </text:list-item>
      </text:list>
      <text:list text:style-name="WWNum55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outline-level="10" text:restart-numbering="0" text:is-list-header="0" text:style-name="P102"><text:span>На основе любой из выбранных технологий:</text:span><text:span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WWNum46" text:continue-numbering="true">
        <text:list-item>
          <text:p text:style-name="P103"><text:span text:style-name="T198">Pipes</text:span><text:span text:style-name="T199"/></text:p>
        </text:list-item>
        <text:list-item>
          <text:p text:style-name="P104"><text:span text:style-name="T200">Sockets</text:span><text:span text:style-name="T201"/></text:p>
        </text:list-item>
        <text:list-item>
          <text:p text:style-name="P105"><text:span>Сервера очередей</text:span><text:span/></text:p>
        </text:list-item>
        <text:list-item>
          <text:p text:style-name="P106"><text:span>И другие</text:span><text:span/></text:p>
        </text:list-item>
      </text:list>
      <text:list text:style-name="WWNum55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outline-level="10" text:restart-numbering="0" text:is-list-header="0" text:style-name="P107"><text:span>Создать </text:span><text:span>собственный клиент быстрых сообщений (возможно, и сервер – зависит от выбранной архитектуры), который бы работали в рамках сети. Также есть возможность создания собственного клиента быстрых сообщений для уже существующих систем обмена сообщений (например, </text:span><text:span text:style-name="T202">telegram</text:span><text:span>).</text:span><text:span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>
        <text:list-item>
          <text:list>
            <text:list-item>
              <text:list>
                <text:list-item>
                  <text:h text:outline-level="4" text:restart-numbering="0" text:is-list-header="0" text:style-name="P108"><text:span>Проектирование консольной клиент-серверной игры</text:span><text:span/></text:h>
                </text:list-item>
              </text:list>
            </text:list-item>
          </text:list>
        </text:list-item>
      </text:list>
      <text:list text:style-name="WWNum55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outline-level="10" text:restart-numbering="0" text:is-list-header="0" text:style-name="P109"><text:span>На основе любой из выбранных технологий:</text:span><text:span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WWNum46" text:continue-numbering="true">
        <text:list-item>
          <text:p text:style-name="P110"><text:span text:style-name="T203">Pipes</text:span><text:span text:style-name="T204"/></text:p>
        </text:list-item>
        <text:list-item>
          <text:p text:style-name="P111"><text:span text:style-name="T205">Sockets</text:span><text:span text:style-name="T206"/></text:p>
        </text:list-item>
        <text:list-item>
          <text:p text:style-name="P112"><text:span>Сервера очередей</text:span><text:span/></text:p>
        </text:list-item>
        <text:list-item>
          <text:p text:style-name="P113"><text:span>И другие</text:span><text:span/></text:p>
        </text:list-item>
      </text:list>
      <text:list text:style-name="WWNum55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outline-level="10" text:restart-numbering="0" text:is-list-header="0" text:style-name="P114"><text:span>Создать собственную игру более, чем для одного пользователя. Игра может быть устроена по принципу: клиент-клиент, сервер-клиент. </text:span><text:span/></text:h>
                                        </text:list-item>
                                        <text:list-item>
                                          <text:h text:outline-level="10" text:restart-numbering="0" text:is-list-header="0" text:style-name="P115"><text:span/><text:span/></text:h>
                                        </text:list-item>
                                        <text:soft-page-break/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>
        <text:list-item>
          <text:list>
            <text:list-item>
              <text:list>
                <text:list-item>
                  <text:h text:outline-level="4" text:restart-numbering="0" text:is-list-header="0" text:style-name="P116"><text:span>Варианты</text:span><text:span/></text:h>
                </text:list-item>
                <text:list-item>
                  <text:h text:outline-level="4" text:restart-numbering="0" text:is-list-header="0" text:style-name="P117"><text:span>Список вариантов</text:span><text:span/></text:h>
                </text:list-item>
              </text:list>
            </text:list-item>
          </text:list>
        </text:list-item>
      </text:list>
      <text:list text:style-name="WWNum55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outline-level="10" text:restart-numbering="0" text:is-list-header="0" text:style-name="P118"><text:span>Консоль-серверная игра. </text:span><text:span text:style-name="T207">Необходимо написать консоль-серверную игру. Необходимо написать</text:span><text:span text:style-name="T208"> 2 программы: сервер и клиент. Сначала запускается сервер, а далее клиенты соединяются с сервером. Сервер координирует клиентов между собой. При запуске клиента игрок может выбрать одно из следующих действий (возможно больше, если предусмотрено вариантом):</text:span><text:span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WWNum48" text:continue-numbering="true">
        <text:list-item>
          <text:p text:style-name="P119"><text:span text:style-name="T209">Создать игру, введя ее имя</text:span><text:span text:style-name="T210"/></text:p>
        </text:list-item>
        <text:list-item>
          <text:p text:style-name="P120"><text:span text:style-name="T211">Присоединиться к одной из существующих игр по имени игры</text:span><text:span text:style-name="T212"/></text:p>
        </text:list-item>
      </text:list>
      <text:list>
        <text:list-item>
          <text:p text:style-name="P121"><text:span text:style-name="T213"/><text:span text:style-name="T214"/></text:p>
        </text:list-item>
      </text:list>
      <text:list text:style-name="WWNum49" text:continue-numbering="true">
        <text:list-item>
          <text:p text:style-name="P122"><text:span text:style-name="T215">Морской бой. Общение между сервером и клиентом необходимо организовать при помощи </text:span><text:span text:style-name="T216">pipe'</text:span><text:span text:style-name="T217">ов. Каждый игрок должен при запуске ввести свой логин. Для каждого игрока должна вестись статистика игр (сколько побед/поражений). Игрок может посмотреть свою статистику</text:span><text:span/></text:p>
        </text:list-item>
        <text:list-item>
          <text:p text:style-name="P123"><text:span text:style-name="T218">Морской бой. Общение между сервером и клиентом необходимо организовать при помощи </text:span><text:span text:style-name="T219">pipe'</text:span><text:span text:style-name="T220">ов. Каждый игрок должен при запуске ввести свой логин. Должна быть предоставлена возможность отправить приглашение на игру другому игроку по логину</text:span><text:span/></text:p>
        </text:list-item>
        <text:list-item>
          <text:p text:style-name="P124"><text:span text:style-name="T221">Морской бой</text:span><text:span text:style-name="T222">. Общение между сервером и клиентом необходимо организовать при помощи очередей сообщений </text:span><text:span text:style-name="T223">(</text:span><text:span text:style-name="T224">например, </text:span><text:span text:style-name="T225">ZeroMQ).</text:span><text:span text:style-name="T226"> Каждый игрок должен при запуске ввести свой логин. Для каждого игрока должна вестись статистика игр (сколько побед/поражений). Игрок может посмотреть свою статистику</text:span><text:span/></text:p>
        </text:list-item>
        <text:list-item>
          <text:p text:style-name="P125"><text:span text:style-name="T227">Морской бой. Общение между сервером и клиентом необходимо организовать при помощи очередей сообщений </text:span><text:span text:style-name="T228">(</text:span><text:span text:style-name="T229">например, </text:span><text:span text:style-name="T230">ZeroMQ)</text:span><text:span text:style-name="T231">. Каждый игрок должен при запуске ввести свой логин. Должна быть предоставлена возможность отправить приглашение на игру другому игроку по логину</text:span><text:span/></text:p>
        </text:list-item>
        <text:list-item>
          <text:p text:style-name="P126"><text:span text:style-name="T232">Морской бой. Общение между сервером и клиентом необходимо организовать при помощи </text:span><text:span text:style-name="T233">memory map.</text:span><text:span text:style-name="T234"> Каждый игрок должен при запуске ввести свой логин. Для каждого игрока должна вестись статистика игр (сколько побед/поражений). Игрок может посмотреть свою статистику</text:span><text:span/></text:p>
        </text:list-item>
        <text:list-item>
          <text:p text:style-name="P127"><text:span text:style-name="T235">Морской бой. Общение между сервером и клиентом необходимо организовать при помощи </text:span><text:span text:style-name="T236">memory map</text:span><text:span text:style-name="T237">. Каждый игрок должен при запуске ввести свой логин. Должна быть предоставлена возможность отправить приглашение на игру другому игроку по логину</text:span><text:span/></text:p>
        </text:list-item>
        <text:list-item>
          <text:p text:style-name="P128"><text:span text:style-name="T238">«Быки и коровы» (угадывать необходимо слова). Общение между сервером и клиентом необходимо организовать при помощи </text:span><text:span text:style-name="T239">pipe'</text:span><text:span text:style-name="T240">ов. При создании каждой игры необходимо указывать количество игроков, которые будут участвовать. То есть угадывать могут несколько игроков. Если кто-то из игроков вышел из игры, то игра должна быть продолжена.</text:span><text:span/></text:p>
        </text:list-item>
        <text:list-item>
          <text:p text:style-name="P129"><text:span text:style-name="T241">«Быки и коровы» (угадывать необходимо числа). Общение между сервером и клиентом необходимо организовать при помощи </text:span><text:span text:style-name="T242">pipe'</text:span><text:span text:style-name="T243">ов. При создании</text:span><text:span text:style-name="T244"> каждой игры необходимо указывать количество игроков, которые будут участвовать. То есть угадывать могут несколько игроков. Должна быть реализована функция поиска игры, то есть игрок пытается войти в игру не по имени, а просто просит сервер найти ему игру.</text:span><text:span/></text:p>
        </text:list-item>
        <text:list-item>
          <text:p text:style-name="P130"><text:span text:style-name="T245">«Быки и коровы» (угадывать необходимо слова). Общение между сервером и клиентом необходимо организовать при помощи очередей сообщений </text:span><text:span text:style-name="T246">(</text:span><text:span text:style-name="T247">например, </text:span><text:span text:style-name="T248">ZeroMQ)</text:span><text:span text:style-name="T249">. При </text:span><text:span text:style-name="T250">создании каждой игры необходимо указывать количество игроков, которые будут участвовать. То есть угадывать могут несколько игроков. Если кто-то из игроков вышел из игры, то игра должна быть продолжена.</text:span><text:span/></text:p>
        </text:list-item>
        <text:list-item>
          <text:p text:style-name="P131"><text:span text:style-name="T251">«Быки и коровы» (угадывать необходимо числа). Общение между сервером и клиентом необходимо организовать при помощи очередей сообщений </text:span><text:span text:style-name="T252">(</text:span><text:span text:style-name="T253">например, </text:span><text:span text:style-name="T254">ZeroMQ)</text:span><text:span text:style-name="T255">. При создании</text:span><text:span text:style-name="T256"> каждой игры необходимо указывать количество игроков, которые будут участвовать. То есть угадывать могут несколько игроков. Должна быть реализована функция поиска игры, то есть игрок пытается войти в игру не по имени, а просто просит сервер найти ему игру.</text:span><text:span/></text:p>
        </text:list-item>
        <text:list-item>
          <text:p text:style-name="P132"><text:span text:style-name="T257">«Быки и коровы» (угадывать необходимо слова). Общение между сервером и клиентом необходимо организовать при помощи </text:span><text:span text:style-name="T258">memory map</text:span><text:span text:style-name="T259">. При создании каждой игры необходимо указывать количество игроков, которые будут участвовать. То есть угадывать могут несколько игроков. Если кто-то из игроков вышел из игры, то игра должна быть продолжена.</text:span><text:span/></text:p>
        </text:list-item>
        <text:list-item>
          <text:p text:style-name="P133"><text:span text:style-name="T260">«Быки и коровы» (угадывать необходимо числа). Общение между сервером и клиентом необходимо организовать при помощи </text:span><text:span text:style-name="T261">memory map</text:span><text:span text:style-name="T262">. При создании</text:span><text:span text:style-name="T263"> каждой игры необходимо указывать количество игроков, которые будут участвовать. То есть угадывать могут несколько игроков. Должна быть реализована функция поиска игры, то есть игрок пытается войти в игру не по имени, а просто просит сервер найти ему игру.</text:span><text:span/></text:p>
        </text:list-item>
      </text:list>
      <text:list text:style-name="WWNum55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outline-level="10" text:restart-numbering="0" text:is-list-header="0" text:style-name="P134"><text:span text:style-name="T264">Сравнение алгоритмов аллокаторов памяти (детальное описание задания описано выше). Каждый аллокатор должен обладать следующим интерфейсом </text:span><text:span text:style-name="T265">(</text:span><text:span text:style-name="T266">могут быть отличия в зависимости от особенностей алгоритма):</text:span><text:span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WWNum50" text:continue-numbering="true">
        <text:list-item>
          <text:p text:style-name="P135"><text:span text:style-name="T267">Allocator* createMemoryAllocator(void *realMemory, size_t memory_size) (</text:span><text:span text:style-name="T268">создание аллокатора памяти размера </text:span><text:span text:style-name="T269">memory_size</text:span><text:span text:style-name="T270">)</text:span><text:span text:style-name="T271"/></text:p>
        </text:list-item>
        <text:list-item>
          <text:p text:style-name="P136"><text:span text:style-name="T272">void* alloc(Allocator * allocator, size_t block_size) </text:span><text:span text:style-name="T273">(выделение памяти при помощи аллокатора размера </text:span><text:span text:style-name="T274">block_size</text:span><text:span text:style-name="T275">)</text:span><text:span text:style-name="T276"/></text:p>
        </text:list-item>
        <text:list-item>
          <text:p text:style-name="P137"><text:span text:style-name="T277">void* free(Allocator * allocator, void * block) </text:span><text:span text:style-name="T278">(возвращает выделенную память аллокатору)</text:span><text:span text:style-name="T279"/></text:p>
        </text:list-item>
      </text:list>
      <text:list text:style-name="WWNum51" text:continue-numbering="true">
        <text:list-item>
          <text:p text:style-name="P138"><text:span text:style-name="T280">Необходимо сравнить два алгоритма аллокации: списки свободных блоков (первое подходящее) и блоки по 2 в степени </text:span><text:span text:style-name="T281">n</text:span><text:span/></text:p>
        </text:list-item>
        <text:list-item>
          <text:p text:style-name="P139"><text:span text:style-name="T282">Необходимо сравнить два алгоритма аллокации: списки свободных блоков (первое подходящее) и алгоритм Мак-Кьюзи-Кэрелса</text:span><text:span text:style-name="T283"/></text:p>
        </text:list-item>
        <text:list-item>
          <text:p text:style-name="P140"><text:span text:style-name="T284">Необходимо сравнить два алгоритма аллокации: списки свободных блоков (первое подходящее) и алгоритм двойников</text:span><text:span text:style-name="T285"/></text:p>
        </text:list-item>
        <text:list-item>
          <text:p text:style-name="P141"><text:span text:style-name="T286">Необходимо сравнить два алгоритма аллокации: алгоритм Мак-Кьюзи-Кэрелса и блоки по 2 в степени </text:span><text:span text:style-name="T287">n</text:span><text:span/></text:p>
        </text:list-item>
        <text:list-item>
          <text:p text:style-name="P142"><text:span text:style-name="T288">Необходимо сравнить два алгоритма аллокации: алгоритм Мак-Кьюзи-Кэрелса и алгоритм двойников</text:span><text:span text:style-name="T289"/></text:p>
        </text:list-item>
        <text:list-item>
          <text:p text:style-name="P143"><text:span text:style-name="T290">Необходимо сравнить два алгоритма аллокации: блоки по 2 в степени </text:span><text:span text:style-name="T291">n </text:span><text:span text:style-name="T292">и алгоритм двойников</text:span><text:span/></text:p>
        </text:list-item>
        <text:list-item>
          <text:p text:style-name="P144"><text:span text:style-name="T293">Необходимо сравнить два алгоритма аллокации: списки свободных блоков (наиболее подходящее) и блоки по 2 в степени </text:span><text:span text:style-name="T294">n</text:span><text:span/></text:p>
        </text:list-item>
        <text:list-item>
          <text:p text:style-name="P145"><text:span text:style-name="T295">Необходимо сравнить два алгоритма аллокации: списки свободных блоков (наиболее подходящее) и алгоритм Мак-Кьюзи-Кэрелса</text:span><text:span text:style-name="T296"/></text:p>
        </text:list-item>
        <text:list-item>
          <text:p text:style-name="P146"><text:span text:style-name="T297">Необходимо сравнить два алгоритма аллокации: списки свободных блоков (наиболее подходящее) и алгоритм двойников</text:span><text:span text:style-name="T298"/></text:p>
        </text:list-item>
      </text:list>
      <text:list>
        <text:list-item>
          <text:p text:style-name="P147"><text:span text:style-name="T299">Клиент-серверная система для передачи мгновенных сообщений. Базовый функционал должен быть следующим:</text:span><text:span text:style-name="T300"/></text:p>
        </text:list-item>
      </text:list>
      <text:list text:style-name="WWNum52" text:continue-numbering="true">
        <text:list-item>
          <text:p text:style-name="P148"><text:span text:style-name="T301">Клиент может присоединиться к серверу, введя логин</text:span><text:span text:style-name="T302"/></text:p>
        </text:list-item>
        <text:list-item>
          <text:p text:style-name="P149"><text:span text:style-name="T303">Клиент может отправить сообщение другому клиенту по его логину</text:span><text:span text:style-name="T304"/></text:p>
        </text:list-item>
        <text:list-item>
          <text:p text:style-name="P150"><text:span text:style-name="T305">Клиент в реальном времени принимает сообщения от других клиентов</text:span><text:span text:style-name="T306"/></text:p>
        </text:list-item>
      </text:list>
      <text:list text:style-name="WWNum53" text:continue-numbering="true">
        <text:list-item>
          <text:p text:style-name="P151"><text:span text:style-name="T307">Необходимо предусмотреть возможность создания «групповых чатов». Связь между сервером и клиентом должна быть реализована при помощи </text:span><text:span text:style-name="T308">pipe'</text:span><text:span text:style-name="T309">ов</text:span><text:span text:style-name="T310"/></text:p>
        </text:list-item>
        <text:list-item>
          <text:p text:style-name="P152"><text:span text:style-name="T311">Необходимо предусмотреть возможность создания «групповых чатов». Связь между сервером и клиентом должна быть реализована при помощи очередей сообщений </text:span><text:span text:style-name="T312">(</text:span><text:span text:style-name="T313">например, </text:span><text:span text:style-name="T314">ZeroMQ)</text:span><text:span text:style-name="T315"/></text:p>
        </text:list-item>
        <text:list-item>
          <text:p text:style-name="P153"><text:span text:style-name="T316">Необходимо предусмотреть возможность создания «групповых чатов». Связь между сервером и клиентом должна быть реализована при помощи<text:s text:c="2"/></text:span><text:span text:style-name="T317">memory map</text:span><text:span text:style-name="T318"/></text:p>
        </text:list-item>
        <text:list-item>
          <text:p text:style-name="P154"><text:span text:style-name="T319">Необходимо предусмотреть возможность хранения истории переписок (на сервере) и поиска по ним. Связь между сервером и клиентом должна быть реализована при помощи </text:span><text:span text:style-name="T320">pipe'</text:span><text:span text:style-name="T321">ов</text:span><text:span text:style-name="T322"/></text:p>
        </text:list-item>
        <text:list-item>
          <text:p text:style-name="P155"><text:span text:style-name="T323">Необходимо предусмотреть возможность хранения истории переписок (на сервере) и поиска по ним. Связь между сервером и клиентом должна быть реализована при помощи очередей сообщений </text:span><text:span text:style-name="T324">(</text:span><text:span text:style-name="T325">например, </text:span><text:span text:style-name="T326">ZeroMQ)</text:span><text:span text:style-name="T327"/></text:p>
        </text:list-item>
        <text:list-item>
          <text:p text:style-name="P156"><text:span text:style-name="T328">Необходимо предусмотреть возможность хранения истории переписок (на сервере) и поиска по ним.</text:span><text:span text:style-name="T329"> Связь между сервером и клиентом должна быть реализована при помощи memory map</text:span><text:span text:style-name="T330"/></text:p>
        </text:list-item>
        <text:list-item>
          <text:p text:style-name="P157"><text:span text:style-name="T331">Необходимо предусмотреть возможность отправки отложенного сообщения или себе, или другому пользователю. При выходе с сервера отправка всё равно должна осуществиться. Связь между сервером и клиентом должна быть реализована при помощи </text:span><text:span text:style-name="T332">pipe'</text:span><text:span text:style-name="T333">ов</text:span><text:span text:style-name="T334"/></text:p>
        </text:list-item>
        <text:list-item>
          <text:p text:style-name="P158"><text:span text:style-name="T335">Необходимо предусмотреть возможность отправки отложенного сообщения или себе, или другому пользователю. При выходе с сервера отправка всё равно должна осуществиться. Связь между сервером и клиентом должна быть реализована при помощи очередей сообщений </text:span><text:span text:style-name="T336">(</text:span><text:span text:style-name="T337">например, </text:span><text:span text:style-name="T338">ZeroMQ)</text:span><text:span text:style-name="T339"/></text:p>
        </text:list-item>
        <text:list-item>
          <text:p text:style-name="P159"><text:span text:style-name="T340">Необходимо предусмотреть возможность отправки отложенного сообщения или себе, или другому пользователю. При выходе с сервера отправка всё равно должна осуществиться.</text:span><text:span text:style-name="T341"> Связь между сервером и клиентом должна быть реализована при помощи<text:s text:c="2"/>memory map</text:span><text:span text:style-name="T342"/></text:p>
        </text:list-item>
      </text:list>
      <text:list>
        <text:list-item>
          <text:p text:style-name="P160"><text:span text:style-name="T343">Создание планировщика «процессов-задач»</text:span><text:span text:style-name="T344">:</text:span><text:span text:style-name="T345"/></text:p>
        </text:list-item>
      </text:list>
      <text:list text:style-name="WWNum54" text:continue-numbering="true">
        <text:list-item>
          <text:p text:style-name="P161"><text:span text:style-name="T346">См. приложение </text:span><text:span text:style-name="T347">DAG_Job_Scheduler</text:span><text:span text:style-name="T348"/></text:p>
        </text:list-item>
        <text:list-item>
          <text:p text:style-name="P162"><text:span text:style-name="T349">См. приложение </text:span><text:span text:style-name="T350">DAG_Job_Scheduler</text:span><text:span text:style-name="T351"/></text:p>
        </text:list-item>
        <text:list-item>
          <text:p text:style-name="P163"><text:span text:style-name="T352">См. приложение </text:span><text:span text:style-name="T353">DAG_Job_Scheduler</text:span><text:span text:style-name="T354"/></text:p>
        </text:list-item>
        <text:list-item>
          <text:p text:style-name="P164"><text:span text:style-name="T355">См. приложение </text:span><text:span text:style-name="T356">DAG_Job_Scheduler</text:span><text:span text:style-name="T357"/></text:p>
        </text:list-item>
        <text:list-item>
          <text:p text:style-name="P165"><text:span text:style-name="T358">См. приложение </text:span><text:span text:style-name="T359">DAG_Job_Scheduler</text:span><text:span text:style-name="T360"/></text:p>
        </text:list-item>
        <text:list-item>
          <text:p text:style-name="P166"><text:span text:style-name="T361">См. приложение </text:span><text:span text:style-name="T362">DAG_Job_Scheduler</text:span><text:span text:style-name="T363"/></text:p>
        </text:list-item>
        <text:list-item>
          <text:p text:style-name="P167"><text:span text:style-name="T364">См. приложение </text:span><text:span text:style-name="T365">DAG_Job_Scheduler</text:span><text:span text:style-name="T366"/></text:p>
        </text:list-item>
        <text:list-item>
          <text:p text:style-name="P168"><text:span text:style-name="T367">См. приложение </text:span><text:span text:style-name="T368">DAG_Job_Scheduler</text:span><text:span text:style-name="T369"/></text:p>
        </text:list-item>
        <text:list-item>
          <text:p text:style-name="P169"><text:span text:style-name="T370">См. приложение </text:span><text:span text:style-name="T371">DAG_Job_Scheduler</text:span><text:span text:style-name="T37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fo:line-height="107.083%" style:tab-stop-distance="35.45pt" fo:margin-top="0pt" fo:margin-bottom="8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10"/>
    <style:style style:parent-style-name="10" style:display-name="Heading 4" style:family="paragraph" style:name="19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738" style:display-name="Heading 4 Char" style:family="text" style:name="20">
      <style:text-properties fo:font-family="Arial" style:font-family-asian="Arial" style:font-family-complex="Arial" fo:font-size="13pt" fo:font-weight="bold"/>
    </style:style>
    <style:style style:parent-style-name="10" style:display-name="Heading 5" style:family="paragraph" style:name="21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738" style:display-name="Heading 5 Char" style:family="text" style:name="22">
      <style:text-properties fo:font-family="Arial" style:font-family-asian="Arial" style:font-family-complex="Arial" fo:font-size="12pt" fo:font-weight="bold"/>
    </style:style>
    <style:style style:parent-style-name="10" style:display-name="Heading 6" style:family="paragraph" style:name="23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738" style:display-name="Heading 6 Char" style:family="text" style:name="24">
      <style:text-properties fo:font-family="Arial" style:font-family-asian="Arial" style:font-family-complex="Arial" fo:font-size="11pt" fo:font-weight="bold"/>
    </style:style>
    <style:style style:parent-style-name="10" style:display-name="Heading 7" style:family="paragraph" style:name="25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738" style:display-name="Heading 7 Char" style:family="text" style:name="26">
      <style:text-properties fo:font-family="Arial" style:font-family-asian="Arial" style:font-family-complex="Arial" fo:font-size="11pt" fo:font-style="italic" fo:font-weight="bold"/>
    </style:style>
    <style:style style:parent-style-name="10" style:display-name="Heading 8" style:family="paragraph" style:name="27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738" style:display-name="Heading 8 Char" style:family="text" style:name="28">
      <style:text-properties fo:font-family="Arial" style:font-family-asian="Arial" style:font-family-complex="Arial" fo:font-size="11pt" fo:font-style="italic"/>
    </style:style>
    <style:style style:parent-style-name="10" style:display-name="Heading 9" style:family="paragraph" style:name="29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738" style:display-name="Heading 9 Char" style:family="text" style:name="30">
      <style:text-properties fo:font-family="Arial" style:font-family-asian="Arial" style:font-family-complex="Arial" fo:font-size="10.5pt" fo:font-style="italic"/>
    </style:style>
    <style:style style:display-name="No Spacing" style:family="paragraph" style:name="33">
      <style:paragraph-properties fo:line-height="100%" fo:margin-top="0pt" fo:margin-bottom="0pt"/>
    </style:style>
    <style:style style:parent-style-name="10" style:display-name="Title" style:family="paragraph" style:name="34">
      <style:text-properties fo:font-size="24pt"/>
      <style:paragraph-properties fo:margin-top="15pt" fo:margin-bottom="10pt" style:contextual-spacing="true"/>
    </style:style>
    <style:style style:parent-style-name="738" style:display-name="Title Char" style:family="text" style:name="35">
      <style:text-properties fo:font-size="24pt"/>
    </style:style>
    <style:style style:parent-style-name="10" style:display-name="Subtitle" style:family="paragraph" style:name="36">
      <style:text-properties fo:font-size="12pt"/>
      <style:paragraph-properties fo:margin-top="10pt" fo:margin-bottom="10pt"/>
    </style:style>
    <style:style style:parent-style-name="738" style:display-name="Subtitle Char" style:family="text" style:name="37">
      <style:text-properties fo:font-size="12pt"/>
    </style:style>
    <style:style style:parent-style-name="10" style:display-name="Quote" style:family="paragraph" style:name="38">
      <style:text-properties fo:font-style="italic"/>
      <style:paragraph-properties fo:margin-left="1.27cm" fo:margin-right="1.27cm"/>
    </style:style>
    <style:style style:display-name="Quote Char" style:family="text" style:name="39">
      <style:text-properties fo:font-style="italic"/>
    </style:style>
    <style:style style:parent-style-name="10" style:display-name="Intense Quote" style:family="paragraph" style:name="40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41">
      <style:text-properties fo:font-style="italic"/>
    </style:style>
    <style:style style:parent-style-name="10" style:display-name="Head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738" style:display-name="Header Char" style:family="text" style:name="43"/>
    <style:style style:parent-style-name="10" style:display-name="Footer" style:family="paragraph" style:name="4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738" style:display-name="Footer Char" style:family="text" style:name="45"/>
    <style:style style:parent-style-name="738" style:display-name="Caption Char" style:family="text" style:name="47">
      <style:text-properties fo:color="#4f81bd" fo:font-size="9pt" fo:font-weight="bold"/>
    </style:style>
    <style:style style:display-name="Hyperlink" style:family="text" style:name="174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0" style:display-name="footnote text" style:family="paragraph" style:name="175">
      <style:text-properties fo:font-size="9pt"/>
      <style:paragraph-properties fo:line-height="100%" fo:margin-bottom="2pt"/>
    </style:style>
    <style:style style:display-name="Footnote Text Char" style:family="text" style:name="176">
      <style:text-properties fo:font-size="9pt"/>
    </style:style>
    <style:style style:parent-style-name="738" style:display-name="footnote reference" style:family="text" style:name="177">
      <style:text-properties style:text-position="super 58%"/>
    </style:style>
    <style:style style:parent-style-name="10" style:display-name="endnote text" style:family="paragraph" style:name="178">
      <style:text-properties fo:font-size="10pt"/>
      <style:paragraph-properties fo:line-height="100%" fo:margin-bottom="0pt"/>
    </style:style>
    <style:style style:display-name="Endnote Text Char" style:family="text" style:name="179">
      <style:text-properties fo:font-size="10pt"/>
    </style:style>
    <style:style style:parent-style-name="738" style:display-name="endnote reference" style:family="text" style:name="180">
      <style:text-properties style:text-position="super 58%"/>
    </style:style>
    <style:style style:parent-style-name="10" style:display-name="toc 1" style:family="paragraph" style:name="181">
      <style:paragraph-properties fo:margin-left="0cm" fo:margin-right="0cm" fo:text-indent="0cm" fo:margin-bottom="2.85pt"/>
    </style:style>
    <style:style style:parent-style-name="10" style:display-name="toc 2" style:family="paragraph" style:name="182">
      <style:paragraph-properties fo:margin-left="0.4992cm" fo:margin-right="0cm" fo:text-indent="0cm" fo:margin-bottom="2.85pt"/>
    </style:style>
    <style:style style:parent-style-name="10" style:display-name="toc 3" style:family="paragraph" style:name="183">
      <style:paragraph-properties fo:margin-left="1cm" fo:margin-right="0cm" fo:text-indent="0cm" fo:margin-bottom="2.85pt"/>
    </style:style>
    <style:style style:parent-style-name="10" style:display-name="toc 4" style:family="paragraph" style:name="184">
      <style:paragraph-properties fo:margin-left="1.499cm" fo:margin-right="0cm" fo:text-indent="0cm" fo:margin-bottom="2.85pt"/>
    </style:style>
    <style:style style:parent-style-name="10" style:display-name="toc 5" style:family="paragraph" style:name="185">
      <style:paragraph-properties fo:margin-left="2cm" fo:margin-right="0cm" fo:text-indent="0cm" fo:margin-bottom="2.85pt"/>
    </style:style>
    <style:style style:parent-style-name="10" style:display-name="toc 6" style:family="paragraph" style:name="186">
      <style:paragraph-properties fo:margin-left="2.5cm" fo:margin-right="0cm" fo:text-indent="0cm" fo:margin-bottom="2.85pt"/>
    </style:style>
    <style:style style:parent-style-name="10" style:display-name="toc 7" style:family="paragraph" style:name="187">
      <style:paragraph-properties fo:margin-left="3.001cm" fo:margin-right="0cm" fo:text-indent="0cm" fo:margin-bottom="2.85pt"/>
    </style:style>
    <style:style style:parent-style-name="10" style:display-name="toc 8" style:family="paragraph" style:name="188">
      <style:paragraph-properties fo:margin-left="3.5cm" fo:margin-right="0cm" fo:text-indent="0cm" fo:margin-bottom="2.85pt"/>
    </style:style>
    <style:style style:parent-style-name="10" style:display-name="toc 9" style:family="paragraph" style:name="189">
      <style:paragraph-properties fo:margin-left="4.001cm" fo:margin-right="0cm" fo:text-indent="0cm" fo:margin-bottom="2.85pt"/>
    </style:style>
    <style:style style:display-name="TOC Heading" style:family="paragraph" style:name="190"/>
    <style:style style:parent-style-name="10" style:display-name="table of figures" style:family="paragraph" style:name="191">
      <style:paragraph-properties fo:margin-bottom="0pt"/>
    </style:style>
    <style:style style:class="default" style:display-name="DStyle_paragraph" style:family="paragraph" style:name="726">
      <style:text-properties fo:color="#000000" fo:font-family="Calibri" style:font-family-asian="SimSun" style:font-family-complex="Tahoma" fo:font-size="11pt" fo:language="ru" fo:country="RU"/>
      <style:paragraph-properties fo:line-height="107.083%" fo:margin-top="0pt" fo:margin-bottom="8pt"/>
    </style:style>
    <style:style style:parent-style-name="726" style:display-name="Standard" style:family="paragraph" style:name="727">
      <style:text-properties fo:color="#000000"/>
      <style:paragraph-properties/>
    </style:style>
    <style:style style:parent-style-name="727" style:display-name="Heading" style:family="paragraph" style:name="728">
      <style:text-properties fo:font-family="Arial" style:font-family-asian="Microsoft YaHei" style:font-family-complex="Arial" fo:font-size="14pt"/>
      <style:paragraph-properties fo:margin-top="12pt" fo:margin-bottom="6pt"/>
    </style:style>
    <style:style style:parent-style-name="727" style:display-name="Text body" style:family="paragraph" style:name="729">
      <style:paragraph-properties fo:margin-top="0pt" fo:margin-bottom="6pt"/>
    </style:style>
    <style:style style:parent-style-name="729" style:display-name="List" style:family="paragraph" style:name="730">
      <style:text-properties style:font-family-complex="Arial"/>
    </style:style>
    <style:style style:parent-style-name="727" style:display-name="Caption" style:family="paragraph" style:name="731">
      <style:text-properties style:font-family-complex="Arial" fo:font-size="12pt" fo:font-style="italic"/>
      <style:paragraph-properties fo:margin-top="6pt" fo:margin-bottom="6pt"/>
    </style:style>
    <style:style style:parent-style-name="727" style:display-name="Index" style:family="paragraph" style:name="732">
      <style:text-properties style:font-family-complex="Arial"/>
    </style:style>
    <style:style style:parent-style-name="727" style:display-name="Heading 1" style:family="paragraph" style:name="733">
      <style:text-properties fo:color="#2e74b5" fo:font-family="Calibri Light" style:font-family-complex="'Calibri Light'" fo:font-size="16pt"/>
      <style:paragraph-properties fo:margin-top="12pt" fo:margin-bottom="0pt"/>
    </style:style>
    <style:style style:parent-style-name="727" style:display-name="Heading 2" style:family="paragraph" style:name="734">
      <style:text-properties fo:color="#5b9bd5" fo:font-family="Calibri Light" style:font-family-complex="'Calibri Light'" fo:font-size="13pt" fo:font-weight="bold"/>
      <style:paragraph-properties fo:margin-top="10pt" fo:margin-bottom="0pt"/>
    </style:style>
    <style:style style:parent-style-name="727" style:display-name="Heading 3" style:family="paragraph" style:name="735">
      <style:text-properties fo:color="#1f4d78" fo:font-family="Calibri Light" style:font-family-complex="'Calibri Light'" fo:font-size="12pt"/>
      <style:paragraph-properties fo:margin-top="2pt" fo:margin-bottom="0pt"/>
    </style:style>
    <style:style style:parent-style-name="727" style:display-name="List Paragraph" style:family="paragraph" style:name="736">
      <style:text-properties/>
      <style:paragraph-properties fo:margin-left="1.27cm" fo:margin-right="0cm" fo:text-indent="0cm"/>
    </style:style>
    <style:style style:parent-style-name="727" style:display-name="Normal (Web)" style:family="paragraph" style:name="737">
      <style:text-properties fo:font-family="Times New Roman" style:font-family-asian="Times New Roman" style:font-family-complex="Times New Roman" fo:font-size="12pt"/>
      <style:paragraph-properties fo:line-height="100%" fo:margin-top="5pt" fo:margin-bottom="5pt"/>
    </style:style>
    <style:style style:parent-style-name="726" style:class="default" style:display-name="Default Paragraph Font" style:family="text" style:name="738"/>
    <style:style style:parent-style-name="738" style:display-name="Heading 1 Char" style:family="text" style:name="739">
      <style:text-properties fo:color="#2e74b5" fo:font-family="Calibri Light" style:font-family-complex="'Calibri Light'" fo:font-size="16pt"/>
    </style:style>
    <style:style style:parent-style-name="738" style:display-name="Heading 2 Char" style:family="text" style:name="740">
      <style:text-properties fo:color="#5b9bd5" fo:font-family="Calibri Light" style:font-family-complex="'Calibri Light'" fo:font-size="13pt" fo:font-weight="bold"/>
    </style:style>
    <style:style style:parent-style-name="738" style:display-name="Heading 3 Char" style:family="text" style:name="741">
      <style:text-properties fo:color="#1f4d78" fo:font-family="Calibri Light" style:font-family-complex="'Calibri Light'" fo:font-size="12pt"/>
    </style:style>
    <style:style style:parent-style-name="726" style:display-name="ListLabel 1" style:family="text" style:name="742">
      <style:text-properties style:font-family-complex="Courier New"/>
    </style:style>
    <style:style style:parent-style-name="726" style:display-name="ListLabel 2" style:family="text" style:name="743">
      <style:text-properties fo:font-size="10pt"/>
    </style:style>
    <style:style style:parent-style-name="726" style:display-name="Numbering Symbols" style:family="text" style:name="744"/>
    <style:style style:parent-style-name="726" style:display-name="Bullet Symbols" style:family="text" style:name="745">
      <style:text-properties fo:font-family="OpenSymbol" style:font-family-asian="OpenSymbol" style:font-family-complex="OpenSymbol"/>
    </style:style>
    <style:style style:family="text" style:name="T1">
      <style:text-properties fo:font-family="Symbol" style:font-family-asian="Symbol" style:font-family-complex="Symbol"/>
    </style:style>
    <style:style style:family="text" style:name="T2">
      <style:text-properties fo:font-family="Courier New"/>
    </style:style>
    <style:style style:family="text" style:name="T3">
      <style:text-properties fo:font-family="Wingdings" style:font-family-asian="Wingdings" style:font-family-complex="Wingdings"/>
    </style:style>
    <style:style style:family="text" style:name="T4">
      <style:text-properties fo:font-family="Symbol" style:font-family-asian="Symbol" style:font-family-complex="Symbol"/>
    </style:style>
    <style:style style:family="text" style:name="T5">
      <style:text-properties fo:font-family="Courier New"/>
    </style:style>
    <style:style style:family="text" style:name="T6">
      <style:text-properties fo:font-family="Wingdings" style:font-family-asian="Wingdings" style:font-family-complex="Wingdings"/>
    </style:style>
    <style:style style:family="text" style:name="T7">
      <style:text-properties fo:font-family="Symbol" style:font-family-asian="Symbol" style:font-family-complex="Symbol"/>
    </style:style>
    <style:style style:family="text" style:name="T8">
      <style:text-properties fo:font-family="Courier New"/>
    </style:style>
    <style:style style:family="text" style:name="T9">
      <style:text-properties fo:font-family="Wingdings" style:font-family-asian="Wingdings" style:font-family-complex="Wingdings"/>
    </style:style>
    <style:style style:family="text" style:name="T10">
      <style:text-properties fo:font-family="Symbol" style:font-family-asian="Symbol" style:font-family-complex="Symbol"/>
    </style:style>
    <style:style style:family="text" style:name="T11">
      <style:text-properties fo:font-family="Symbol" style:font-family-asian="Symbol" style:font-family-complex="Symbol"/>
    </style:style>
    <style:style style:family="text" style:name="T12">
      <style:text-properties fo:font-family="Symbol" style:font-family-asian="Symbol" style:font-family-complex="Symbol"/>
    </style:style>
    <style:style style:family="text" style:name="T13">
      <style:text-properties fo:font-family="Symbol" style:font-family-asian="Symbol" style:font-family-complex="Symbol"/>
    </style:style>
    <style:style style:family="text" style:name="T14">
      <style:text-properties fo:font-family="Symbol" style:font-family-asian="Symbol" style:font-family-complex="Symbol"/>
    </style:style>
    <style:style style:family="text" style:name="T15">
      <style:text-properties fo:font-family="Symbol" style:font-family-asian="Symbol" style:font-family-complex="Symbol"/>
    </style:style>
    <style:style style:family="text" style:name="T16">
      <style:text-properties fo:font-family="Symbol" style:font-family-asian="Symbol" style:font-family-complex="Symbol"/>
    </style:style>
    <style:style style:family="text" style:name="T17">
      <style:text-properties fo:font-family="Symbol" style:font-family-asian="Symbol" style:font-family-complex="Symbol"/>
    </style:style>
    <style:style style:family="text" style:name="T18">
      <style:text-properties fo:font-family="Symbol" style:font-family-asian="Symbol" style:font-family-complex="Symbol"/>
    </style:style>
    <style:style style:family="text" style:name="T19">
      <style:text-properties fo:font-family="Symbol" style:font-family-asian="Symbol" style:font-family-complex="Symbol"/>
    </style:style>
    <style:style style:family="text" style:name="T20">
      <style:text-properties fo:font-family="Symbol" style:font-family-asian="Symbol" style:font-family-complex="Symbol"/>
    </style:style>
    <style:style style:family="text" style:name="T21">
      <style:text-properties fo:font-family="Symbol" style:font-family-asian="Symbol" style:font-family-complex="Symbol"/>
    </style:style>
    <style:style style:family="text" style:name="T22">
      <style:text-properties fo:font-family="Symbol" style:font-family-asian="Symbol" style:font-family-complex="Symbol"/>
    </style:style>
    <style:style style:family="text" style:name="T23">
      <style:text-properties fo:font-family="Symbol" style:font-family-asian="Symbol" style:font-family-complex="Symbol"/>
    </style:style>
    <style:style style:family="text" style:name="T24">
      <style:text-properties fo:font-family="Symbol" style:font-family-asian="Symbol" style:font-family-complex="Symbol"/>
    </style:style>
    <style:style style:family="text" style:name="T25">
      <style:text-properties fo:font-family="Symbol" style:font-family-asian="Symbol" style:font-family-complex="Symbol"/>
    </style:style>
    <style:style style:family="text" style:name="T26">
      <style:text-properties fo:font-family="Symbol" style:font-family-asian="Symbol" style:font-family-complex="Symbol"/>
    </style:style>
    <style:style style:family="text" style:name="T27">
      <style:text-properties fo:font-family="Symbol" style:font-family-asian="Symbol" style:font-family-complex="Symbol"/>
    </style:style>
    <style:style style:family="text" style:name="T28">
      <style:text-properties fo:font-family="Symbol" style:font-family-asian="Symbol" style:font-family-complex="Symbol"/>
    </style:style>
    <style:style style:family="text" style:name="T29">
      <style:text-properties fo:font-family="Courier New"/>
    </style:style>
    <style:style style:family="text" style:name="T30">
      <style:text-properties fo:font-family="Wingdings" style:font-family-asian="Wingdings" style:font-family-complex="Wingdings"/>
    </style:style>
    <style:style style:family="text" style:name="T31">
      <style:text-properties fo:font-family="Symbol" style:font-family-asian="Symbol" style:font-family-complex="Symbol"/>
    </style:style>
    <style:style style:family="text" style:name="T32">
      <style:text-properties fo:font-family="Courier New"/>
    </style:style>
    <style:style style:family="text" style:name="T33">
      <style:text-properties fo:font-family="Wingdings" style:font-family-asian="Wingdings" style:font-family-complex="Wingdings"/>
    </style:style>
    <style:style style:family="text" style:name="T34">
      <style:text-properties fo:font-family="Symbol" style:font-family-asian="Symbol" style:font-family-complex="Symbol"/>
    </style:style>
    <style:style style:family="text" style:name="T35">
      <style:text-properties fo:font-family="Courier New"/>
    </style:style>
    <style:style style:family="text" style:name="T36">
      <style:text-properties fo:font-family="Wingdings" style:font-family-asian="Wingdings" style:font-family-complex="Wingdings"/>
    </style:style>
    <style:style style:family="text" style:name="T37">
      <style:text-properties fo:font-family="Symbol" style:font-family-asian="Symbol" style:font-family-complex="Symbol"/>
    </style:style>
    <style:style style:family="text" style:name="T38">
      <style:text-properties fo:font-family="Symbol" style:font-family-asian="Symbol" style:font-family-complex="Symbol"/>
    </style:style>
    <style:style style:family="text" style:name="T39">
      <style:text-properties fo:font-family="Symbol" style:font-family-asian="Symbol" style:font-family-complex="Symbol"/>
    </style:style>
    <style:style style:family="text" style:name="T40">
      <style:text-properties fo:font-family="Symbol" style:font-family-asian="Symbol" style:font-family-complex="Symbol"/>
    </style:style>
    <style:style style:family="text" style:name="T41">
      <style:text-properties fo:font-family="Symbol" style:font-family-asian="Symbol" style:font-family-complex="Symbol"/>
    </style:style>
    <style:style style:family="text" style:name="T42">
      <style:text-properties fo:font-family="Symbol" style:font-family-asian="Symbol" style:font-family-complex="Symbol"/>
    </style:style>
    <style:style style:family="text" style:name="T43">
      <style:text-properties fo:font-family="Symbol" style:font-family-asian="Symbol" style:font-family-complex="Symbol"/>
    </style:style>
    <style:style style:family="text" style:name="T44">
      <style:text-properties fo:font-family="Symbol" style:font-family-asian="Symbol" style:font-family-complex="Symbol"/>
    </style:style>
    <style:style style:family="text" style:name="T45">
      <style:text-properties fo:font-family="Symbol" style:font-family-asian="Symbol" style:font-family-complex="Symbol"/>
    </style:style>
    <style:style style:family="text" style:name="T46">
      <style:text-properties fo:font-family="Symbol" style:font-family-asian="Symbol" style:font-family-complex="Symbol"/>
    </style:style>
    <style:style style:family="text" style:name="T47">
      <style:text-properties fo:font-family="Symbol" style:font-family-asian="Symbol" style:font-family-complex="Symbol"/>
    </style:style>
    <style:style style:family="text" style:name="T48">
      <style:text-properties fo:font-family="Symbol" style:font-family-asian="Symbol" style:font-family-complex="Symbol"/>
    </style:style>
    <style:style style:family="text" style:name="T49">
      <style:text-properties fo:font-family="Symbol" style:font-family-asian="Symbol" style:font-family-complex="Symbol"/>
    </style:style>
    <style:style style:family="text" style:name="T50">
      <style:text-properties fo:font-family="Symbol" style:font-family-asian="Symbol" style:font-family-complex="Symbol"/>
    </style:style>
    <style:style style:family="text" style:name="T51">
      <style:text-properties fo:font-family="Symbol" style:font-family-asian="Symbol" style:font-family-complex="Symbol"/>
    </style:style>
    <style:style style:family="text" style:name="T52">
      <style:text-properties fo:font-family="Symbol" style:font-family-asian="Symbol" style:font-family-complex="Symbol"/>
    </style:style>
    <style:style style:family="text" style:name="T53">
      <style:text-properties fo:font-family="Symbol" style:font-family-asian="Symbol" style:font-family-complex="Symbol"/>
    </style:style>
    <style:style style:family="text" style:name="T54">
      <style:text-properties fo:font-family="Symbol" style:font-family-asian="Symbol" style:font-family-complex="Symbol"/>
    </style:style>
    <style:style style:family="text" style:name="T55">
      <style:text-properties fo:font-family="Symbol" style:font-family-asian="Symbol" style:font-family-complex="Symbol"/>
    </style:style>
    <style:style style:family="text" style:name="T56">
      <style:text-properties fo:font-family="Courier New"/>
    </style:style>
    <style:style style:family="text" style:name="T57">
      <style:text-properties fo:font-family="Wingdings" style:font-family-asian="Wingdings" style:font-family-complex="Wingdings"/>
    </style:style>
    <style:style style:family="text" style:name="T58">
      <style:text-properties fo:font-family="Symbol" style:font-family-asian="Symbol" style:font-family-complex="Symbol"/>
    </style:style>
    <style:style style:family="text" style:name="T59">
      <style:text-properties fo:font-family="Courier New"/>
    </style:style>
    <style:style style:family="text" style:name="T60">
      <style:text-properties fo:font-family="Wingdings" style:font-family-asian="Wingdings" style:font-family-complex="Wingdings"/>
    </style:style>
    <style:style style:family="text" style:name="T61">
      <style:text-properties fo:font-family="Symbol" style:font-family-asian="Symbol" style:font-family-complex="Symbol"/>
    </style:style>
    <style:style style:family="text" style:name="T62">
      <style:text-properties fo:font-family="Courier New"/>
    </style:style>
    <style:style style:family="text" style:name="T63">
      <style:text-properties fo:font-family="Wingdings" style:font-family-asian="Wingdings" style:font-family-complex="Wingdings"/>
    </style:style>
    <style:style style:family="text" style:name="T64">
      <style:text-properties fo:font-family="Symbol" style:font-family-asian="Symbol" style:font-family-complex="Symbol"/>
    </style:style>
    <style:style style:family="text" style:name="T65">
      <style:text-properties fo:font-family="Courier New"/>
    </style:style>
    <style:style style:family="text" style:name="T66">
      <style:text-properties fo:font-family="Wingdings" style:font-family-asian="Wingdings" style:font-family-complex="Wingdings"/>
    </style:style>
    <style:style style:family="text" style:name="T67">
      <style:text-properties fo:font-family="Symbol" style:font-family-asian="Symbol" style:font-family-complex="Symbol"/>
    </style:style>
    <style:style style:family="text" style:name="T68">
      <style:text-properties fo:font-family="Courier New"/>
    </style:style>
    <style:style style:family="text" style:name="T69">
      <style:text-properties fo:font-family="Wingdings" style:font-family-asian="Wingdings" style:font-family-complex="Wingdings"/>
    </style:style>
    <style:style style:family="text" style:name="T70">
      <style:text-properties fo:font-family="Symbol" style:font-family-asian="Symbol" style:font-family-complex="Symbol"/>
    </style:style>
    <style:style style:family="text" style:name="T71">
      <style:text-properties fo:font-family="Courier New"/>
    </style:style>
    <style:style style:family="text" style:name="T72">
      <style:text-properties fo:font-family="Wingdings" style:font-family-asian="Wingdings" style:font-family-complex="Wingdings"/>
    </style:style>
    <style:style style:family="text" style:name="T73">
      <style:text-properties fo:font-family="Symbol" style:font-family-asian="Symbol" style:font-family-complex="Symbol"/>
    </style:style>
    <style:style style:family="text" style:name="T74">
      <style:text-properties fo:font-family="Courier New"/>
    </style:style>
    <style:style style:family="text" style:name="T75">
      <style:text-properties fo:font-family="Wingdings" style:font-family-asian="Wingdings" style:font-family-complex="Wingdings"/>
    </style:style>
    <style:style style:family="text" style:name="T76">
      <style:text-properties fo:font-family="Symbol" style:font-family-asian="Symbol" style:font-family-complex="Symbol"/>
    </style:style>
    <style:style style:family="text" style:name="T77">
      <style:text-properties fo:font-family="Courier New"/>
    </style:style>
    <style:style style:family="text" style:name="T78">
      <style:text-properties fo:font-family="Wingdings" style:font-family-asian="Wingdings" style:font-family-complex="Wingdings"/>
    </style:style>
    <style:style style:family="text" style:name="T79">
      <style:text-properties fo:font-family="Symbol" style:font-family-asian="Symbol" style:font-family-complex="Symbol"/>
    </style:style>
    <style:style style:family="text" style:name="T80">
      <style:text-properties fo:font-family="Courier New"/>
    </style:style>
    <style:style style:family="text" style:name="T81">
      <style:text-properties fo:font-family="Wingdings" style:font-family-asian="Wingdings" style:font-family-complex="Wingdings"/>
    </style:style>
    <style:style style:family="text" style:name="T82">
      <style:text-properties fo:font-family="Symbol" style:font-family-asian="Symbol" style:font-family-complex="Symbol"/>
    </style:style>
    <style:style style:family="text" style:name="T83">
      <style:text-properties fo:font-family="Courier New"/>
    </style:style>
    <style:style style:family="text" style:name="T84">
      <style:text-properties fo:font-family="Wingdings" style:font-family-asian="Wingdings" style:font-family-complex="Wingdings"/>
    </style:style>
    <style:style style:family="text" style:name="T85">
      <style:text-properties fo:font-family="Symbol" style:font-family-asian="Symbol" style:font-family-complex="Symbol"/>
    </style:style>
    <style:style style:family="text" style:name="T86">
      <style:text-properties fo:font-family="Courier New"/>
    </style:style>
    <style:style style:family="text" style:name="T87">
      <style:text-properties fo:font-family="Wingdings" style:font-family-asian="Wingdings" style:font-family-complex="Wingdings"/>
    </style:style>
    <style:style style:family="text" style:name="T88">
      <style:text-properties fo:font-family="Symbol" style:font-family-asian="Symbol" style:font-family-complex="Symbol"/>
    </style:style>
    <style:style style:family="text" style:name="T89">
      <style:text-properties fo:font-family="Courier New"/>
    </style:style>
    <style:style style:family="text" style:name="T90">
      <style:text-properties fo:font-family="Wingdings" style:font-family-asian="Wingdings" style:font-family-complex="Wingdings"/>
    </style:style>
    <style:style style:family="text" style:name="T91">
      <style:text-properties fo:font-family="Symbol" style:font-family-asian="Symbol" style:font-family-complex="Symbol"/>
    </style:style>
    <style:style style:family="text" style:name="T92">
      <style:text-properties fo:font-family="Courier New"/>
    </style:style>
    <style:style style:family="text" style:name="T93">
      <style:text-properties fo:font-family="Wingdings" style:font-family-asian="Wingdings" style:font-family-complex="Wingdings"/>
    </style:style>
    <style:style style:family="text" style:name="T94">
      <style:text-properties fo:font-family="Symbol" style:font-family-asian="Symbol" style:font-family-complex="Symbol"/>
    </style:style>
    <style:style style:family="text" style:name="T95">
      <style:text-properties fo:font-family="Courier New"/>
    </style:style>
    <style:style style:family="text" style:name="T96">
      <style:text-properties fo:font-family="Wingdings" style:font-family-asian="Wingdings" style:font-family-complex="Wingdings"/>
    </style:style>
    <style:style style:family="text" style:name="T97">
      <style:text-properties fo:font-family="Symbol" style:font-family-asian="Symbol" style:font-family-complex="Symbol"/>
    </style:style>
    <style:style style:family="text" style:name="T98">
      <style:text-properties fo:font-family="Courier New"/>
    </style:style>
    <style:style style:family="text" style:name="T99">
      <style:text-properties fo:font-family="Wingdings" style:font-family-asian="Wingdings" style:font-family-complex="Wingdings"/>
    </style:style>
    <style:style style:family="text" style:name="T100">
      <style:text-properties fo:font-family="Symbol" style:font-family-asian="Symbol" style:font-family-complex="Symbol"/>
    </style:style>
    <style:style style:family="text" style:name="T101">
      <style:text-properties fo:font-family="Courier New"/>
    </style:style>
    <style:style style:family="text" style:name="T102">
      <style:text-properties fo:font-family="Wingdings" style:font-family-asian="Wingdings" style:font-family-complex="Wingdings"/>
    </style:style>
    <style:style style:family="text" style:name="T103">
      <style:text-properties fo:font-family="Symbol" style:font-family-asian="Symbol" style:font-family-complex="Symbol"/>
    </style:style>
    <style:style style:family="text" style:name="T104">
      <style:text-properties fo:font-family="Courier New"/>
    </style:style>
    <style:style style:family="text" style:name="T105">
      <style:text-properties fo:font-family="Wingdings" style:font-family-asian="Wingdings" style:font-family-complex="Wingdings"/>
    </style:style>
    <style:style style:family="text" style:name="T106">
      <style:text-properties fo:font-family="Symbol" style:font-family-asian="Symbol" style:font-family-complex="Symbol"/>
    </style:style>
    <style:style style:family="text" style:name="T107">
      <style:text-properties fo:font-family="Courier New"/>
    </style:style>
    <style:style style:family="text" style:name="T108">
      <style:text-properties fo:font-family="Wingdings" style:font-family-asian="Wingdings" style:font-family-complex="Wingdings"/>
    </style:style>
    <text:list-style style:name="WWNum1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text:display-levels="2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text:display-levels="4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text:display-levels="5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text:display-levels="7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text:display-levels="8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2">
      <text:list-level-style-bullet text:level="1" text:style-name="T1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/>
      </text:list-level-style-bullet>
      <text:list-level-style-bullet text:level="3" text:style-name="T3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/>
      </text:list-level-style-bullet>
      <text:list-level-style-bullet text:level="6" text:style-name="T6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/>
      </text:list-level-style-bullet>
      <text:list-level-style-bullet text:level="9" text:style-name="T9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text:display-levels="2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text:display-levels="4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text:display-levels="5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text:display-levels="7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text:display-levels="8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4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text:display-levels="2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text:display-levels="4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text:display-levels="5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text:display-levels="7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text:display-levels="8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5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text:display-levels="2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text:display-levels="4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text:display-levels="5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text:display-levels="7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text:display-levels="8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6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text:display-levels="2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text:display-levels="4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text:display-levels="5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text:display-levels="7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text:display-levels="8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7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text:display-levels="2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text:display-levels="4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text:display-levels="5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text:display-levels="7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text:display-levels="8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8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text:display-levels="2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text:display-levels="4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text:display-levels="5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text:display-levels="7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text:display-levels="8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9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10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11">
      <text:list-level-style-bullet text:level="1" text:style-name="T10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1" text:bullet-char="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Symbol" style:font-family-asian="Symbol" style:font-family-complex="Symbol"/>
      </text:list-level-style-bullet>
      <text:list-level-style-bullet text:level="3" text:style-name="T12" text:bullet-char="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Symbol" style:font-family-asian="Symbol" style:font-family-complex="Symbol"/>
      </text:list-level-style-bullet>
      <text:list-level-style-bullet text:level="4" text:style-name="T13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4" text:bullet-char="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Symbol" style:font-family-asian="Symbol" style:font-family-complex="Symbol"/>
      </text:list-level-style-bullet>
      <text:list-level-style-bullet text:level="6" text:style-name="T15" text:bullet-char="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Symbol" style:font-family-asian="Symbol" style:font-family-complex="Symbol"/>
      </text:list-level-style-bullet>
      <text:list-level-style-bullet text:level="7" text:style-name="T16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" text:bullet-char="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Symbol" style:font-family-asian="Symbol" style:font-family-complex="Symbol"/>
      </text:list-level-style-bullet>
      <text:list-level-style-bullet text:level="9" text:style-name="T18" text:bullet-char="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Symbol" style:font-family-asian="Symbol" style:font-family-complex="Symbol"/>
      </text:list-level-style-bullet>
    </text:list-style>
    <text:list-style style:name="WWNum12">
      <text:list-level-style-bullet text:level="1" text:style-name="T19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" text:bullet-char="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Symbol" style:font-family-asian="Symbol" style:font-family-complex="Symbol"/>
      </text:list-level-style-bullet>
      <text:list-level-style-bullet text:level="3" text:style-name="T21" text:bullet-char="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Symbol" style:font-family-asian="Symbol" style:font-family-complex="Symbol"/>
      </text:list-level-style-bullet>
      <text:list-level-style-bullet text:level="4" text:style-name="T22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3" text:bullet-char="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Symbol" style:font-family-asian="Symbol" style:font-family-complex="Symbol"/>
      </text:list-level-style-bullet>
      <text:list-level-style-bullet text:level="6" text:style-name="T24" text:bullet-char="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Symbol" style:font-family-asian="Symbol" style:font-family-complex="Symbol"/>
      </text:list-level-style-bullet>
      <text:list-level-style-bullet text:level="7" text:style-name="T25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" text:bullet-char="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Symbol" style:font-family-asian="Symbol" style:font-family-complex="Symbol"/>
      </text:list-level-style-bullet>
      <text:list-level-style-bullet text:level="9" text:style-name="T27" text:bullet-char="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Symbol" style:font-family-asian="Symbol" style:font-family-complex="Symbol"/>
      </text:list-level-style-bullet>
    </text:list-style>
    <text:list-style style:name="WWNum13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14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15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16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17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18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19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20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21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22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23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24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text:display-levels="2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text:display-levels="4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text:display-levels="5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text:display-levels="7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text:display-levels="8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25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26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27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28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29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30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31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32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33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34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35">
      <text:list-level-style-bullet text:level="1" text:style-name="T28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/>
      </text:list-level-style-bullet>
      <text:list-level-style-bullet text:level="3" text:style-name="T30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/>
      </text:list-level-style-bullet>
      <text:list-level-style-bullet text:level="6" text:style-name="T33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/>
      </text:list-level-style-bullet>
      <text:list-level-style-bullet text:level="9" text:style-name="T36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37">
      <text:list-level-style-bullet text:level="1" text:style-name="T37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8" text:bullet-char="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Symbol" style:font-family-asian="Symbol" style:font-family-complex="Symbol"/>
      </text:list-level-style-bullet>
      <text:list-level-style-bullet text:level="3" text:style-name="T39" text:bullet-char="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Symbol" style:font-family-asian="Symbol" style:font-family-complex="Symbol"/>
      </text:list-level-style-bullet>
      <text:list-level-style-bullet text:level="4" text:style-name="T40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41" text:bullet-char="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Symbol" style:font-family-asian="Symbol" style:font-family-complex="Symbol"/>
      </text:list-level-style-bullet>
      <text:list-level-style-bullet text:level="6" text:style-name="T42" text:bullet-char="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Symbol" style:font-family-asian="Symbol" style:font-family-complex="Symbol"/>
      </text:list-level-style-bullet>
      <text:list-level-style-bullet text:level="7" text:style-name="T43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" text:bullet-char="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Symbol" style:font-family-asian="Symbol" style:font-family-complex="Symbol"/>
      </text:list-level-style-bullet>
      <text:list-level-style-bullet text:level="9" text:style-name="T45" text:bullet-char="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Symbol" style:font-family-asian="Symbol" style:font-family-complex="Symbol"/>
      </text:list-level-style-bullet>
    </text:list-style>
    <text:list-style style:name="WWNum38">
      <text:list-level-style-bullet text:level="1" text:style-name="T46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47" text:bullet-char="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Symbol" style:font-family-asian="Symbol" style:font-family-complex="Symbol"/>
      </text:list-level-style-bullet>
      <text:list-level-style-bullet text:level="3" text:style-name="T48" text:bullet-char="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Symbol" style:font-family-asian="Symbol" style:font-family-complex="Symbol"/>
      </text:list-level-style-bullet>
      <text:list-level-style-bullet text:level="4" text:style-name="T49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50" text:bullet-char="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Symbol" style:font-family-asian="Symbol" style:font-family-complex="Symbol"/>
      </text:list-level-style-bullet>
      <text:list-level-style-bullet text:level="6" text:style-name="T51" text:bullet-char="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Symbol" style:font-family-asian="Symbol" style:font-family-complex="Symbol"/>
      </text:list-level-style-bullet>
      <text:list-level-style-bullet text:level="7" text:style-name="T52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" text:bullet-char="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Symbol" style:font-family-asian="Symbol" style:font-family-complex="Symbol"/>
      </text:list-level-style-bullet>
      <text:list-level-style-bullet text:level="9" text:style-name="T54" text:bullet-char="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Symbol" style:font-family-asian="Symbol" style:font-family-complex="Symbol"/>
      </text:list-level-style-bullet>
    </text:list-style>
    <text:list-style style:name="WWNum39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text:display-levels="2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text:display-levels="4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text:display-levels="5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text:display-levels="7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text:display-levels="8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40">
      <text:list-level-style-bullet text:level="1" text:style-name="T55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5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/>
      </text:list-level-style-bullet>
      <text:list-level-style-bullet text:level="3" text:style-name="T57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5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/>
      </text:list-level-style-bullet>
      <text:list-level-style-bullet text:level="6" text:style-name="T60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/>
      </text:list-level-style-bullet>
      <text:list-level-style-bullet text:level="9" text:style-name="T63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1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text:display-levels="2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text:display-levels="4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text:display-levels="5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text:display-levels="7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text:display-levels="8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42">
      <text:list-level-style-bullet text:level="1" text:style-name="T64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6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/>
      </text:list-level-style-bullet>
      <text:list-level-style-bullet text:level="3" text:style-name="T66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6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/>
      </text:list-level-style-bullet>
      <text:list-level-style-bullet text:level="6" text:style-name="T69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/>
      </text:list-level-style-bullet>
      <text:list-level-style-bullet text:level="9" text:style-name="T72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3">
      <text:list-level-style-bullet text:level="1" text:style-name="T73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7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/>
      </text:list-level-style-bullet>
      <text:list-level-style-bullet text:level="3" text:style-name="T75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7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/>
      </text:list-level-style-bullet>
      <text:list-level-style-bullet text:level="6" text:style-name="T78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/>
      </text:list-level-style-bullet>
      <text:list-level-style-bullet text:level="9" text:style-name="T81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4">
      <text:list-level-style-bullet text:level="1" text:style-name="T82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8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/>
      </text:list-level-style-bullet>
      <text:list-level-style-bullet text:level="3" text:style-name="T84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/>
      </text:list-level-style-bullet>
      <text:list-level-style-bullet text:level="6" text:style-name="T87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/>
      </text:list-level-style-bullet>
      <text:list-level-style-bullet text:level="9" text:style-name="T90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5">
      <text:list-level-style-bullet text:level="1" text:style-name="T91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9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/>
      </text:list-level-style-bullet>
      <text:list-level-style-bullet text:level="3" text:style-name="T93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9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/>
      </text:list-level-style-bullet>
      <text:list-level-style-bullet text:level="6" text:style-name="T96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/>
      </text:list-level-style-bullet>
      <text:list-level-style-bullet text:level="9" text:style-name="T99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6">
      <text:list-level-style-bullet text:level="1" text:style-name="T100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/>
      </text:list-level-style-bullet>
      <text:list-level-style-bullet text:level="3" text:style-name="T102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/>
      </text:list-level-style-bullet>
      <text:list-level-style-bullet text:level="6" text:style-name="T105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/>
      </text:list-level-style-bullet>
      <text:list-level-style-bullet text:level="9" text:style-name="T108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7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text:display-levels="2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text:display-levels="4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text:display-levels="5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text:display-levels="7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text:display-levels="8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48">
      <text:list-level-style-bullet text:level="1" text:bullet-char="• ">
        <style:list-level-properties text:list-level-position-and-space-mode="label-alignment">
          <style:list-level-label-alignment fo:text-indent="-0.635cm" fo:margin-left="1.27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fo:text-indent="-0.635cm" fo:margin-left="2.54cm"/>
        </style:list-level-properties>
      </text:list-level-style-bullet>
      <text:list-level-style-bullet text:level="4" text:bullet-char="• ">
        <style:list-level-properties text:list-level-position-and-space-mode="label-alignment">
          <style:list-level-label-alignment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fo:text-indent="-0.635cm" fo:margin-left="4.445cm"/>
        </style:list-level-properties>
      </text:list-level-style-bullet>
      <text:list-level-style-bullet text:level="7" text:bullet-char="• ">
        <style:list-level-properties text:list-level-position-and-space-mode="label-alignment">
          <style:list-level-label-alignment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fo:text-indent="-0.635cm" fo:margin-left="6.35cm"/>
        </style:list-level-properties>
      </text:list-level-style-bullet>
    </text:list-style>
    <text:list-style style:name="WWNum49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</text:list-style>
    <text:list-style style:name="WWNum50">
      <text:list-level-style-bullet text:level="1" text:bullet-char="• ">
        <style:list-level-properties text:list-level-position-and-space-mode="label-alignment">
          <style:list-level-label-alignment fo:text-indent="-0.635cm" fo:margin-left="1.27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fo:text-indent="-0.635cm" fo:margin-left="2.54cm"/>
        </style:list-level-properties>
      </text:list-level-style-bullet>
      <text:list-level-style-bullet text:level="4" text:bullet-char="• ">
        <style:list-level-properties text:list-level-position-and-space-mode="label-alignment">
          <style:list-level-label-alignment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fo:text-indent="-0.635cm" fo:margin-left="4.445cm"/>
        </style:list-level-properties>
      </text:list-level-style-bullet>
      <text:list-level-style-bullet text:level="7" text:bullet-char="• ">
        <style:list-level-properties text:list-level-position-and-space-mode="label-alignment">
          <style:list-level-label-alignment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fo:text-indent="-0.635cm" fo:margin-left="6.35cm"/>
        </style:list-level-properties>
      </text:list-level-style-bullet>
    </text:list-style>
    <text:list-style style:name="WWNum51">
      <text:list-level-style-number text:level="1" text:start-value="13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</text:list-style>
    <text:list-style style:name="WWNum52">
      <text:list-level-style-bullet text:level="1" text:bullet-char="• ">
        <style:list-level-properties text:list-level-position-and-space-mode="label-alignment">
          <style:list-level-label-alignment fo:text-indent="-0.635cm" fo:margin-left="1.27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fo:text-indent="-0.635cm" fo:margin-left="2.54cm"/>
        </style:list-level-properties>
      </text:list-level-style-bullet>
      <text:list-level-style-bullet text:level="4" text:bullet-char="• ">
        <style:list-level-properties text:list-level-position-and-space-mode="label-alignment">
          <style:list-level-label-alignment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fo:text-indent="-0.635cm" fo:margin-left="4.445cm"/>
        </style:list-level-properties>
      </text:list-level-style-bullet>
      <text:list-level-style-bullet text:level="7" text:bullet-char="• ">
        <style:list-level-properties text:list-level-position-and-space-mode="label-alignment">
          <style:list-level-label-alignment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fo:text-indent="-0.635cm" fo:margin-left="6.35cm"/>
        </style:list-level-properties>
      </text:list-level-style-bullet>
    </text:list-style>
    <text:list-style style:name="WWNum53">
      <text:list-level-style-number text:level="1" text:start-value="22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</text:list-style>
    <text:list-style style:name="WWNum54">
      <text:list-level-style-number text:level="1" text:start-value="3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</text:list-style>
    <text:list-style style:name="WWNum55">
      <text:list-level-style-bullet text:level="1" text:bullet-char="·">
        <style:list-level-properties text:list-level-position-and-space-mode="label-alignment">
          <style:list-level-label-alignment text:list-tab-stop-position="0.762cm" fo:text-indent="-0.762cm" fo:margin-left="0.762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text:list-tab-stop-position="1.016cm" fo:text-indent="-1.016cm" fo:margin-left="1.016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text:list-tab-stop-position="1.27cm" fo:text-indent="-1.27cm" fo:margin-left="1.27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text:list-tab-stop-position="1.524cm" fo:text-indent="-1.524cm" fo:margin-left="1.524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text:list-tab-stop-position="1.778cm" fo:text-indent="-1.778cm" fo:margin-left="1.778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text:list-tab-stop-position="2.032cm" fo:text-indent="-2.032cm" fo:margin-left="2.032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text:list-tab-stop-position="2.286cm" fo:text-indent="-2.286cm" fo:margin-left="2.286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text:list-tab-stop-position="2.54cm" fo:text-indent="-2.54cm" fo:margin-left="2.54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text:list-tab-stop-position="2.794cm" fo:text-indent="-2.794cm" fo:margin-left="2.794cm"/>
        </style:list-level-properties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3.001cm" fo:margin-right="1.499cm"/>
    </style:page-layout>
    <style:page-layout style:name="Mpm2">
      <style:page-layout-properties fo:page-width="21cm" fo:page-height="29.7cm" style:print-orientation="portrait" fo:margin-top="2cm" fo:margin-bottom="2cm" fo:margin-left="3.001cm" fo:margin-right="1.499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r7-office/2024.4.2.721</meta:generator>
    <meta:creation-date>2013-08-19T01:02:00Z</meta:creation-date>
  </office:meta>
</office:document-meta>
</file>